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3.307cm"/>
    </style:style>
    <style:style style:name="Tabela4.B" style:family="table-column">
      <style:table-column-properties style:column-width="4.598cm"/>
    </style:style>
    <style:style style:name="Tabela4.C" style:family="table-column">
      <style:table-column-properties style:column-width="4.092cm"/>
    </style:style>
    <style:style style:name="Tabela4.D" style:family="table-column">
      <style:table-column-properties style:column-width="4.00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4.598cm"/>
    </style:style>
    <style:style style:name="Tabela5.C" style:family="table-column">
      <style:table-column-properties style:column-width="4.092cm"/>
    </style:style>
    <style:style style:name="Tabela5.D" style:family="table-column">
      <style:table-column-properties style:column-width="4.00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D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909cm" style:rel-column-width="22778*"/>
    </style:style>
    <style:style style:name="Tabela6.B" style:family="table-column">
      <style:table-column-properties style:column-width="5.6cm" style:rel-column-width="21588*"/>
    </style:style>
    <style:style style:name="Tabela6.C" style:family="table-column">
      <style:table-column-properties style:column-width="5.491cm" style:rel-column-width="211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start" style:justify-single-word="false"/>
      <style:text-properties style:font-name="Times New Roman" fo:font-weight="bold" officeooo:rsid="00ca75aa" officeooo:paragraph-rsid="00138665" fo:background-color="transparent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fo:font-weight="bold" officeooo:rsid="001d8277" officeooo:paragraph-rsid="0013866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b83ed9" officeooo:paragraph-rsid="00138665" fo:background-color="transparen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88bff" officeooo:paragraph-rsid="00138665" fo:background-color="transparen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f47544" officeooo:paragraph-rsid="00138665" fo:background-color="transparent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f68259" officeooo:paragraph-rsid="00138665" fo:background-color="transparent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3e6f30" officeooo:paragraph-rsid="00138665" fo:background-color="transparent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f722f0" officeooo:paragraph-rsid="00138665" fo:background-color="transparent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227878" officeooo:paragraph-rsid="00138665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5ca645" officeooo:paragraph-rsid="00138665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17b45" officeooo:paragraph-rsid="00138665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138665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c6a412" officeooo:paragraph-rsid="00138665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d7042e" officeooo:paragraph-rsid="00138665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21b9ac3" officeooo:paragraph-rsid="00138665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21b9ac3" officeooo:paragraph-rsid="00138665" fo:background-color="transparent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b5665" officeooo:paragraph-rsid="00138665" fo:background-color="transparent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d1bed1" officeooo:paragraph-rsid="00138665" fo:background-color="transparent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cabc31" officeooo:paragraph-rsid="00138665" fo:background-color="transparent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c1afe8" officeooo:paragraph-rsid="00138665" fo:background-color="transparent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1075a4d" officeooo:paragraph-rsid="00138665" fo:background-color="transparent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d2e91d" officeooo:paragraph-rsid="00138665" fo:background-color="#ffff00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" fo:font-size="10pt" fo:font-weight="bold" officeooo:rsid="00c37600" officeooo:paragraph-rsid="00138665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imes New Roman" fo:font-size="10pt" fo:font-weight="bold" officeooo:rsid="00c56de4" officeooo:paragraph-rsid="00138665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Times New Roman" fo:font-size="10pt" fo:font-weight="normal" officeooo:rsid="004d6bea" officeooo:paragraph-rsid="00138665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248df59" officeooo:paragraph-rsid="00138665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27a6824" officeooo:paragraph-rsid="00138665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13b116a" officeooo:paragraph-rsid="00138665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1" fo:font-weight="normal" officeooo:rsid="02825a9b" officeooo:paragraph-rsid="00138665" style:font-weight-asian="normal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font-size="10pt" officeooo:paragraph-rsid="00138665" style:font-size-asian="10pt" style:font-size-complex="10pt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38665" fo:background-color="transparent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4b6c73" officeooo:paragraph-rsid="00138665" fo:background-color="transparen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Times New Roman" fo:font-size="10pt" fo:font-weight="normal" officeooo:rsid="00d1bed1" officeooo:paragraph-rsid="00138665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Times New Roman" fo:font-size="10pt" fo:font-weight="normal" officeooo:rsid="004d6bea" officeooo:paragraph-rsid="00138665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138665"/>
    </style:style>
    <style:style style:name="P36" style:family="paragraph" style:parent-style-name="Standard">
      <style:paragraph-properties fo:margin-left="3.81cm" fo:margin-right="0cm" fo:line-height="100%" fo:text-align="justify" style:justify-single-word="false" fo:text-indent="0cm" style:auto-text-indent="false"/>
      <style:text-properties style:font-name="Times New Roman" fo:font-weight="normal" officeooo:rsid="00a62306" officeooo:paragraph-rsid="00138665" style:font-weight-asian="normal" style:font-weight-complex="normal"/>
    </style:style>
    <style:style style:name="P37" style:family="paragraph" style:parent-style-name="Standard">
      <style:paragraph-properties fo:margin-left="3.81cm" fo:margin-right="0cm" fo:line-height="100%" fo:text-align="justify" style:justify-single-word="false" fo:text-indent="0cm" style:auto-text-indent="false"/>
      <style:text-properties style:text-position="0% 100%" style:font-name="Times New Roman" fo:font-style="normal" fo:font-weight="normal" officeooo:rsid="01c9ce28" officeooo:paragraph-rsid="00138665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a42398" officeooo:paragraph-rsid="00138665" fo:background-color="transparent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ca75aa" officeooo:paragraph-rsid="00138665" fo:background-color="transparent" style:font-weight-asian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Times New Roman" fo:font-weight="bold" officeooo:rsid="00f47544" officeooo:paragraph-rsid="00138665" fo:background-color="transparent" style:font-weight-asian="bold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weight="bold" officeooo:rsid="00f47544" officeooo:paragraph-rsid="00138665" fo:background-color="transparent" style:font-weight-asian="bold" style:font-weight-complex="bold"/>
    </style:style>
    <style:style style:name="P42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style:font-name="Times New Roman" fo:font-size="10pt" fo:font-weight="normal" officeooo:rsid="00c0ebb1" officeooo:paragraph-rsid="00138665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style:font-name="Times New Roman" fo:font-size="10pt" fo:font-weight="normal" officeooo:rsid="00d1bed1" officeooo:paragraph-rsid="00138665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style:font-name="Times New Roman" fo:font-size="10pt" fo:font-weight="normal" officeooo:rsid="00c1afe8" officeooo:paragraph-rsid="00138665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fo:font-size="10pt" officeooo:paragraph-rsid="00138665" style:font-size-asian="10pt" style:font-size-complex="10pt"/>
    </style:style>
    <style:style style:name="P46" style:family="paragraph" style:parent-style-name="Standard" style:list-style-name="L3">
      <style:paragraph-properties fo:margin-left="0cm" fo:margin-right="0cm" fo:line-height="100%" fo:text-align="start" style:justify-single-word="false" fo:text-indent="-0.64cm" style:auto-text-indent="false" style:writing-mode="page">
        <style:tab-stops/>
      </style:paragraph-properties>
      <style:text-properties fo:color="#000000" style:font-name="Times New Roman" fo:font-size="10pt" fo:font-weight="normal" officeooo:rsid="00d2e91d" officeooo:paragraph-rsid="00138665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3.752cm" fo:margin-right="0cm" fo:line-height="100%" fo:text-align="justify" style:justify-single-word="false" fo:text-indent="0cm" style:auto-text-indent="false"/>
      <style:text-properties fo:color="#000000" style:font-name="Times New Roman" fo:font-size="10pt" fo:font-weight="normal" officeooo:rsid="0057f235" officeooo:paragraph-rsid="00138665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3.752cm" fo:margin-right="0cm" fo:line-height="100%" fo:text-align="justify" style:justify-single-word="false" fo:text-indent="0cm" style:auto-text-indent="false"/>
      <style:text-properties fo:color="#000000" style:font-name="Times New Roman" fo:font-size="10pt" fo:font-weight="normal" officeooo:rsid="0059dbcf" officeooo:paragraph-rsid="00138665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3.752cm" fo:margin-right="0cm" fo:line-height="100%" fo:text-align="justify" style:justify-single-word="false" fo:text-indent="0cm" style:auto-text-indent="false"/>
      <style:text-properties style:font-name="Times New Roman" fo:font-size="10pt" fo:font-weight="bold" officeooo:rsid="0057f235" officeooo:paragraph-rsid="00138665" fo:background-color="transparent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Times New Roman" fo:font-size="10pt" fo:font-weight="bold" officeooo:rsid="003e6f30" officeooo:paragraph-rsid="00138665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Times New Roman" fo:font-size="10pt" fo:font-weight="bold" officeooo:rsid="003d64da" officeooo:paragraph-rsid="0013866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line-height="100%" fo:text-align="justify" style:justify-single-word="false"/>
      <style:text-properties style:font-name="Times New Roman" fo:font-size="10pt" officeooo:rsid="003f2421" officeooo:paragraph-rsid="00138665" style:font-size-asian="10pt" style:font-size-complex="10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Times New Roman" fo:font-size="10pt" officeooo:paragraph-rsid="00138665" style:font-size-asian="10pt" style:font-size-complex="10pt"/>
    </style:style>
    <style:style style:name="P54" style:family="paragraph" style:parent-style-name="Table_20_Contents">
      <style:paragraph-properties fo:line-height="100%" fo:text-align="justify" style:justify-single-word="false"/>
      <style:text-properties style:font-name="Times New Roman" fo:font-size="10pt" officeooo:paragraph-rsid="0013866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weight="bold" officeooo:rsid="004ae977" officeooo:paragraph-rsid="00138665" style:font-weight-asian="bold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e02b18" style:font-weight-asian="normal" style:font-weight-complex="normal"/>
    </style:style>
    <style:style style:name="T3" style:family="text">
      <style:text-properties fo:color="#000000" fo:font-weight="normal" officeooo:rsid="00606675" style:font-weight-asian="normal" style:font-weight-complex="normal"/>
    </style:style>
    <style:style style:name="T4" style:family="text">
      <style:text-properties fo:color="#000000" fo:font-weight="normal" officeooo:rsid="00c06d3b" style:font-weight-asian="normal" style:font-weight-complex="normal"/>
    </style:style>
    <style:style style:name="T5" style:family="text">
      <style:text-properties fo:color="#000000" fo:font-weight="normal" officeooo:rsid="012be754" style:font-weight-asian="normal" style:font-weight-complex="normal"/>
    </style:style>
    <style:style style:name="T6" style:family="text">
      <style:text-properties fo:color="#000000" fo:font-weight="normal" officeooo:rsid="006e3a05" style:font-weight-asian="normal" style:font-weight-complex="normal"/>
    </style:style>
    <style:style style:name="T7" style:family="text">
      <style:text-properties fo:color="#000000" fo:font-weight="normal" officeooo:rsid="014bea5d" style:font-weight-asian="normal" style:font-weight-complex="normal"/>
    </style:style>
    <style:style style:name="T8" style:family="text">
      <style:text-properties fo:color="#000000" fo:font-weight="normal" officeooo:rsid="014fc331" style:font-weight-asian="normal" style:font-weight-complex="normal"/>
    </style:style>
    <style:style style:name="T9" style:family="text">
      <style:text-properties fo:color="#000000" fo:font-weight="normal" officeooo:rsid="0133eb53" style:font-weight-asian="normal" style:font-weight-complex="normal"/>
    </style:style>
    <style:style style:name="T10" style:family="text">
      <style:text-properties fo:color="#000000" fo:font-weight="normal" officeooo:rsid="00aecd62" style:font-weight-asian="normal" style:font-weight-complex="normal"/>
    </style:style>
    <style:style style:name="T11" style:family="text">
      <style:text-properties fo:color="#000000" fo:font-weight="normal" officeooo:rsid="00cbc583" style:font-weight-asian="normal" style:font-weight-complex="normal"/>
    </style:style>
    <style:style style:name="T12" style:family="text">
      <style:text-properties fo:color="#000000" fo:font-weight="normal" officeooo:rsid="00609c6c" style:font-weight-asian="normal" style:font-weight-complex="normal"/>
    </style:style>
    <style:style style:name="T13" style:family="text">
      <style:text-properties fo:color="#000000" fo:font-weight="normal" officeooo:rsid="00adb713" style:font-weight-asian="normal" style:font-weight-complex="normal"/>
    </style:style>
    <style:style style:name="T14" style:family="text">
      <style:text-properties fo:color="#000000" fo:font-weight="normal" officeooo:rsid="00b06cde" style:font-weight-asian="normal" style:font-weight-complex="normal"/>
    </style:style>
    <style:style style:name="T15" style:family="text">
      <style:text-properties fo:color="#000000" fo:font-weight="normal" officeooo:rsid="00678677" style:font-weight-asian="normal" style:font-weight-complex="normal"/>
    </style:style>
    <style:style style:name="T16" style:family="text">
      <style:text-properties fo:color="#000000" fo:font-weight="normal" officeooo:rsid="006c645d" style:font-weight-asian="normal" style:font-weight-complex="normal"/>
    </style:style>
    <style:style style:name="T17" style:family="text">
      <style:text-properties fo:color="#000000" fo:font-weight="normal" officeooo:rsid="00c0f6f5" style:font-weight-asian="normal" style:font-weight-complex="normal"/>
    </style:style>
    <style:style style:name="T18" style:family="text">
      <style:text-properties fo:color="#000000" fo:font-weight="normal" officeooo:rsid="0057f235" style:font-weight-asian="normal" style:font-weight-complex="normal"/>
    </style:style>
    <style:style style:name="T19" style:family="text">
      <style:text-properties fo:color="#000000" fo:font-weight="normal" officeooo:rsid="0058da4c" style:font-weight-asian="normal" style:font-weight-complex="normal"/>
    </style:style>
    <style:style style:name="T20" style:family="text">
      <style:text-properties fo:color="#000000" fo:font-weight="normal" officeooo:rsid="0059dbcf" style:font-weight-asian="normal" style:font-weight-complex="normal"/>
    </style:style>
    <style:style style:name="T21" style:family="text">
      <style:text-properties fo:color="#000000" fo:font-weight="normal" officeooo:rsid="005f7ca8" style:font-weight-asian="normal" style:font-weight-complex="normal"/>
    </style:style>
    <style:style style:name="T22" style:family="text">
      <style:text-properties fo:color="#000000" fo:font-weight="normal" officeooo:rsid="00678677" fo:background-color="#ffffff" loext:char-shading-value="0" style:font-weight-asian="normal" style:font-weight-complex="normal"/>
    </style:style>
    <style:style style:name="T23" style:family="text">
      <style:text-properties fo:color="#000000" fo:font-weight="normal" officeooo:rsid="00697738" fo:background-color="#ffffff" loext:char-shading-value="0" style:font-weight-asian="normal" style:font-weight-complex="normal"/>
    </style:style>
    <style:style style:name="T24" style:family="text">
      <style:text-properties fo:color="#000000" fo:font-weight="normal" officeooo:rsid="006c645d" fo:background-color="#ffffff" loext:char-shading-value="0" style:font-weight-asian="normal" style:font-weight-complex="normal"/>
    </style:style>
    <style:style style:name="T25" style:family="text">
      <style:text-properties fo:color="#000000" fo:font-weight="normal" officeooo:rsid="00c0f6f5" fo:background-color="#ffffff" loext:char-shading-value="0" style:font-weight-asian="normal" style:font-weight-complex="normal"/>
    </style:style>
    <style:style style:name="T26" style:family="text">
      <style:text-properties fo:color="#000000" fo:font-weight="normal" officeooo:rsid="00c1df9e" fo:background-color="#ffffff" loext:char-shading-value="0" style:font-weight-asian="normal" style:font-weight-complex="normal"/>
    </style:style>
    <style:style style:name="T27" style:family="text">
      <style:text-properties fo:color="#000000" style:font-name="Times New Roman" fo:font-weight="normal" officeooo:rsid="00730236" fo:background-color="transparent" loext:char-shading-value="0" style:font-weight-asian="normal" style:font-weight-complex="normal"/>
    </style:style>
    <style:style style:name="T28" style:family="text">
      <style:text-properties fo:color="#000000" style:font-name="Times New Roman" fo:font-weight="normal" officeooo:rsid="00d1bed1" fo:background-color="transparent" loext:char-shading-value="0" style:font-weight-asian="normal" style:font-weight-complex="normal"/>
    </style:style>
    <style:style style:name="T29" style:family="text">
      <style:text-properties fo:color="#000000" style:font-name="Times New Roman" fo:font-weight="normal" officeooo:rsid="0072a8a0" fo:background-color="transparent" loext:char-shading-value="0" style:font-weight-asian="normal" style:font-weight-complex="normal"/>
    </style:style>
    <style:style style:name="T30" style:family="text">
      <style:text-properties fo:color="#000000" style:font-name="Times New Roman" fo:font-weight="normal" officeooo:rsid="00d8981a" fo:background-color="transparent" loext:char-shading-value="0" style:font-weight-asian="normal" style:font-weight-complex="normal"/>
    </style:style>
    <style:style style:name="T31" style:family="text">
      <style:text-properties fo:color="#000000" style:font-name="Times New Roman" fo:font-weight="normal" officeooo:rsid="0051aaed" fo:background-color="transparent" loext:char-shading-value="0" style:font-weight-asian="normal" style:font-weight-complex="normal"/>
    </style:style>
    <style:style style:name="T32" style:family="text">
      <style:text-properties fo:color="#000000" style:font-name="Times New Roman" fo:font-weight="normal" officeooo:rsid="00d64235" fo:background-color="transparent" loext:char-shading-value="0" style:font-weight-asian="normal" style:font-weight-complex="normal"/>
    </style:style>
    <style:style style:name="T33" style:family="text">
      <style:text-properties fo:color="#000000" style:font-name="Times New Roman" fo:font-weight="normal" officeooo:rsid="004d6bea" fo:background-color="transparent" loext:char-shading-value="0" style:font-weight-asian="normal" style:font-weight-complex="normal"/>
    </style:style>
    <style:style style:name="T34" style:family="text">
      <style:text-properties fo:color="#000000" style:font-name="Times New Roman" fo:font-weight="normal" officeooo:rsid="00792639" fo:background-color="transparent" loext:char-shading-value="0" style:font-weight-asian="normal" style:font-weight-complex="normal"/>
    </style:style>
    <style:style style:name="T35" style:family="text">
      <style:text-properties fo:color="#000000" style:font-name="Times New Roman" fo:font-weight="normal" officeooo:rsid="00745064" fo:background-color="transparent" loext:char-shading-value="0" style:font-weight-asian="normal" style:font-weight-complex="normal"/>
    </style:style>
    <style:style style:name="T36" style:family="text">
      <style:text-properties fo:color="#000000" style:font-name="Times New Roman" fo:font-weight="normal" officeooo:rsid="00d3f118" fo:background-color="transparent" loext:char-shading-value="0" style:font-weight-asian="normal" style:font-weight-complex="normal"/>
    </style:style>
    <style:style style:name="T37" style:family="text">
      <style:text-properties fo:color="#000000" style:font-name="Times New Roman" fo:font-weight="normal" officeooo:rsid="0079df49" fo:background-color="transparent" loext:char-shading-value="0" style:font-weight-asian="normal" style:font-weight-complex="normal"/>
    </style:style>
    <style:style style:name="T38" style:family="text">
      <style:text-properties fo:color="#000000" style:font-name="Times New Roman" fo:font-weight="normal" officeooo:rsid="00754430" fo:background-color="transparent" loext:char-shading-value="0" style:font-weight-asian="normal" style:font-weight-complex="normal"/>
    </style:style>
    <style:style style:name="T39" style:family="text">
      <style:text-properties fo:color="#000000" style:font-name="Times New Roman" fo:font-weight="normal" officeooo:rsid="00776166" fo:background-color="transparent" loext:char-shading-value="0" style:font-weight-asian="normal" style:font-weight-complex="normal"/>
    </style:style>
    <style:style style:name="T40" style:family="text">
      <style:text-properties fo:color="#000000" style:font-name="Times New Roman" fo:font-weight="normal" officeooo:rsid="00d5cbf1" fo:background-color="transparent" loext:char-shading-value="0" style:font-weight-asian="normal" style:font-weight-complex="normal"/>
    </style:style>
    <style:style style:name="T41" style:family="text">
      <style:text-properties fo:color="#000000" style:font-name="Times New Roman" fo:font-weight="normal" officeooo:rsid="00d2e91d" fo:background-color="transparent" loext:char-shading-value="0" style:font-weight-asian="normal" style:font-weight-complex="normal"/>
    </style:style>
    <style:style style:name="T42" style:family="text">
      <style:text-properties fo:color="#000000" style:font-name="Times New Roman" fo:font-weight="normal" officeooo:rsid="00ddf4a8" style:font-weight-asian="normal" style:font-weight-complex="normal"/>
    </style:style>
    <style:style style:name="T43" style:family="text">
      <style:text-properties fo:color="#000000" style:font-name="Times New Roman" fo:font-weight="normal" officeooo:rsid="012a4d37" style:font-weight-asian="normal" style:font-weight-complex="normal"/>
    </style:style>
    <style:style style:name="T44" style:family="text">
      <style:text-properties fo:color="#000000" style:font-name="Times New Roman" fo:font-weight="normal" officeooo:rsid="014fc331" style:font-weight-asian="normal" style:font-weight-complex="normal"/>
    </style:style>
    <style:style style:name="T45" style:family="text">
      <style:text-properties fo:color="#000000" style:font-name="Times New Roman" fo:font-weight="normal" officeooo:rsid="00cba84a" style:font-weight-asian="normal" style:font-weight-complex="normal"/>
    </style:style>
    <style:style style:name="T46" style:family="text">
      <style:text-properties fo:color="#000000" style:font-name="Times New Roman" fo:font-weight="normal" officeooo:rsid="00e34c6e" style:font-weight-asian="normal" style:font-weight-complex="normal"/>
    </style:style>
    <style:style style:name="T47" style:family="text">
      <style:text-properties fo:color="#000000" style:font-name="Times New Roman" fo:font-weight="normal" officeooo:rsid="014967d2" style:font-weight-asian="normal" style:font-weight-complex="normal"/>
    </style:style>
    <style:style style:name="T48" style:family="text">
      <style:text-properties fo:color="#000000" style:font-name="Times New Roman" fo:font-weight="normal" officeooo:rsid="01177e18" style:font-weight-asian="normal" style:font-weight-complex="normal"/>
    </style:style>
    <style:style style:name="T49" style:family="text">
      <style:text-properties fo:color="#000000" style:font-name="Times New Roman" fo:font-size="12pt" fo:font-weight="normal" officeooo:rsid="00dbf145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fo:font-size="12pt" officeooo:rsid="00b27022" style:font-size-asian="12pt" style:font-size-complex="12pt"/>
    </style:style>
    <style:style style:name="T51" style:family="text">
      <style:text-properties fo:color="#000000" fo:font-size="12pt" officeooo:rsid="00b44753" style:font-size-asian="12pt" style:font-size-complex="12pt"/>
    </style:style>
    <style:style style:name="T52" style:family="text">
      <style:text-properties fo:color="#000000" fo:font-size="12pt" officeooo:rsid="00bd20a5" style:font-size-asian="12pt" style:font-size-complex="12pt"/>
    </style:style>
    <style:style style:name="T53" style:family="text">
      <style:text-properties fo:color="#000000" fo:font-size="12pt" officeooo:rsid="01483287" style:font-size-asian="12pt" style:font-size-complex="12pt"/>
    </style:style>
    <style:style style:name="T54" style:family="text">
      <style:text-properties fo:color="#000000" fo:font-size="12pt" officeooo:rsid="00aecd62" style:font-size-asian="12pt" style:font-size-complex="12pt"/>
    </style:style>
    <style:style style:name="T55" style:family="text">
      <style:text-properties officeooo:rsid="00ccb4de"/>
    </style:style>
    <style:style style:name="T56" style:family="text">
      <style:text-properties officeooo:rsid="00a62306"/>
    </style:style>
    <style:style style:name="T57" style:family="text">
      <style:text-properties officeooo:rsid="00a62306" fo:background-color="transparent" loext:char-shading-value="0"/>
    </style:style>
    <style:style style:name="T58" style:family="text">
      <style:text-properties officeooo:rsid="00cd5e48"/>
    </style:style>
    <style:style style:name="T59" style:family="text">
      <style:text-properties officeooo:rsid="01f0647a"/>
    </style:style>
    <style:style style:name="T60" style:family="text">
      <style:text-properties officeooo:rsid="01f148ae"/>
    </style:style>
    <style:style style:name="T61" style:family="text">
      <style:text-properties officeooo:rsid="00725665"/>
    </style:style>
    <style:style style:name="T62" style:family="text">
      <style:text-properties officeooo:rsid="00f5603c"/>
    </style:style>
    <style:style style:name="T63" style:family="text">
      <style:text-properties officeooo:rsid="00d580f6"/>
    </style:style>
    <style:style style:name="T64" style:family="text">
      <style:text-properties officeooo:rsid="00d580f6" fo:background-color="#ffff00" loext:char-shading-value="0"/>
    </style:style>
    <style:style style:name="T65" style:family="text">
      <style:text-properties officeooo:rsid="00d7042e" fo:background-color="#ffff00" loext:char-shading-value="0"/>
    </style:style>
    <style:style style:name="T66" style:family="text">
      <style:text-properties officeooo:rsid="00d7042e"/>
    </style:style>
    <style:style style:name="T67" style:family="text">
      <style:text-properties officeooo:rsid="028a243e"/>
    </style:style>
    <style:style style:name="T68" style:family="text">
      <style:text-properties officeooo:rsid="00f8a537"/>
    </style:style>
    <style:style style:name="T69" style:family="text">
      <style:text-properties officeooo:rsid="01db52a0"/>
    </style:style>
    <style:style style:name="T70" style:family="text">
      <style:text-properties officeooo:rsid="0072d44c"/>
    </style:style>
    <style:style style:name="T71" style:family="text">
      <style:text-properties officeooo:rsid="01a4e8fc"/>
    </style:style>
    <style:style style:name="T72" style:family="text">
      <style:text-properties officeooo:rsid="00e0d0cd"/>
    </style:style>
    <style:style style:name="T73" style:family="text">
      <style:text-properties fo:font-size="11pt" officeooo:rsid="01e0789a" style:font-size-asian="11pt" style:font-size-complex="11pt"/>
    </style:style>
    <style:style style:name="T74" style:family="text">
      <style:text-properties fo:font-size="11pt" officeooo:rsid="00e567e7" style:font-size-asian="11pt" style:font-size-complex="11pt"/>
    </style:style>
    <style:style style:name="T75" style:family="text">
      <style:text-properties fo:font-size="11pt" officeooo:rsid="01a69338" style:font-size-asian="11pt" style:font-size-complex="11pt"/>
    </style:style>
    <style:style style:name="T76" style:family="text">
      <style:text-properties style:text-position="0% 100%" fo:font-size="11pt" fo:font-style="normal" officeooo:rsid="00e989cb" style:font-size-asian="11pt" style:font-style-asian="normal" style:font-size-complex="11pt" style:font-style-complex="normal"/>
    </style:style>
    <style:style style:name="T77" style:family="text">
      <style:text-properties style:text-position="0% 100%" fo:font-style="normal" officeooo:rsid="01a69338" style:font-style-asian="normal" style:font-style-complex="normal"/>
    </style:style>
    <style:style style:name="T78" style:family="text">
      <style:text-properties style:text-position="0% 100%" fo:font-style="normal" officeooo:rsid="01c9ce28" style:font-style-asian="normal" style:font-style-complex="normal"/>
    </style:style>
    <style:style style:name="T79" style:family="text">
      <style:text-properties style:text-position="0% 100%" fo:font-style="normal" officeooo:rsid="00eb0421" style:font-style-asian="normal" style:font-style-complex="normal"/>
    </style:style>
    <style:style style:name="T80" style:family="text">
      <style:text-properties style:text-position="0% 100%" fo:font-style="normal" officeooo:rsid="00cd5e48" fo:background-color="#ffff00" loext:char-shading-value="0" style:font-style-asian="normal" style:font-style-complex="normal"/>
    </style:style>
    <style:style style:name="T81" style:family="text">
      <style:text-properties style:text-position="0% 100%" fo:font-weight="normal" officeooo:rsid="011bea64" style:font-weight-asian="normal" style:font-weight-complex="normal"/>
    </style:style>
    <style:style style:name="T82" style:family="text">
      <style:text-properties style:text-position="0% 100%" fo:font-size="10pt" officeooo:rsid="011bea64" style:font-size-asian="10pt" style:font-size-complex="10pt"/>
    </style:style>
    <style:style style:name="T8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f63b6d" style:text-blinking="false" style:font-size-asian="12pt" style:font-style-asian="normal" style:font-size-complex="12pt" style:font-style-complex="normal" loext:padding="0cm" loext:border="none"/>
    </style:style>
    <style:style style:name="T8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7484a4" style:text-blinking="false" style:font-size-asian="12pt" style:font-style-asian="normal" style:font-size-complex="12pt" style:font-style-complex="normal" loext:padding="0cm" loext:border="none"/>
    </style:style>
    <style:style style:name="T8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bf85f" style:text-blinking="false" style:font-size-asian="12pt" style:font-style-asian="normal" style:font-size-complex="12pt" style:font-style-complex="normal" loext:padding="0cm" loext:border="none"/>
    </style:style>
    <style:style style:name="T8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04c910" style:text-blinking="false" style:font-size-asian="12pt" style:font-style-asian="normal" style:font-size-complex="12pt" style:font-style-complex="normal" loext:padding="0cm" loext:border="none"/>
    </style:style>
    <style:style style:name="T8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d28b7" style:text-blinking="false" style:font-size-asian="12pt" style:font-style-asian="normal" style:font-size-complex="12pt" style:font-style-complex="normal" loext:padding="0cm" loext:border="none"/>
    </style:style>
    <style:style style:name="T8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a891c" style:text-blinking="false" style:font-size-asian="12pt" style:font-style-asian="normal" style:font-size-complex="12pt" style:font-style-complex="normal" loext:padding="0cm" loext:border="none"/>
    </style:style>
    <style:style style:name="T8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e09ea5" style:text-blinking="false" style:font-size-asian="12pt" style:font-style-asian="normal" style:font-size-complex="12pt" style:font-style-complex="normal" loext:padding="0cm" loext:border="none"/>
    </style:style>
    <style:style style:name="T9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1fe5bb" style:text-blinking="false" style:font-size-asian="12pt" style:font-style-asian="normal" style:font-size-complex="12pt" style:font-style-complex="normal" loext:padding="0cm" loext:border="none"/>
    </style:style>
    <style:style style:name="T9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35e18" style:text-blinking="false" style:font-size-asian="12pt" style:font-style-asian="normal" style:font-size-complex="12pt" style:font-style-complex="normal" loext:padding="0cm" loext:border="none"/>
    </style:style>
    <style:style style:name="T9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72e62" style:text-blinking="false" style:font-size-asian="12pt" style:font-style-asian="normal" style:font-size-complex="12pt" style:font-style-complex="normal" loext:padding="0cm" loext:border="none"/>
    </style:style>
    <style:style style:name="T9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fb1be1" style:text-blinking="false" style:font-size-asian="12pt" style:font-style-asian="normal" style:font-size-complex="12pt" style:font-style-complex="normal" loext:padding="0cm" loext:border="none"/>
    </style:style>
    <style:style style:name="T9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d00e2b" style:text-blinking="false" style:font-size-asian="12pt" style:font-style-asian="normal" style:font-size-complex="12pt" style:font-style-complex="normal" loext:padding="0cm" loext:border="none"/>
    </style:style>
    <style:style style:name="T9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style:text-blinking="false" style:font-size-asian="12pt" style:font-style-asian="normal" style:font-size-complex="12pt" style:font-style-complex="normal" loext:padding="0cm" loext:border="none"/>
    </style:style>
    <style:style style:name="T9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5849f" style:text-blinking="false" style:font-size-asian="12pt" style:font-style-asian="normal" style:font-size-complex="12pt" style:font-style-complex="normal" loext:padding="0cm" loext:border="none"/>
    </style:style>
    <style:style style:name="T9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6ea81" style:text-blinking="false" style:font-size-asian="12pt" style:font-style-asian="normal" style:font-size-complex="12pt" style:font-style-complex="normal" loext:padding="0cm" loext:border="none"/>
    </style:style>
    <style:style style:name="T9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62f9e" style:text-blinking="false" style:font-size-asian="12pt" style:font-style-asian="normal" style:font-size-complex="12pt" style:font-style-complex="normal" loext:padding="0cm" loext:border="none"/>
    </style:style>
    <style:style style:name="T9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8d45c" style:text-blinking="false" style:font-size-asian="12pt" style:font-style-asian="normal" style:font-size-complex="12pt" style:font-style-complex="normal" loext:padding="0cm" loext:border="none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a3135" style:text-blinking="false" style:font-size-asian="12pt" style:font-style-asian="normal" style:font-size-complex="12pt" style:font-style-complex="normal" loext:padding="0cm" loext:border="none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c9d8c" style:text-blinking="false" style:font-size-asian="12pt" style:font-style-asian="normal" style:font-size-complex="12pt" style:font-style-complex="normal" loext:padding="0cm" loext:border="none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e832d" style:text-blinking="false" style:font-size-asian="12pt" style:font-style-asian="normal" style:font-size-complex="12pt" style:font-style-complex="normal" loext:padding="0cm" loext:border="none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f891e" style:text-blinking="false" style:font-size-asian="12pt" style:font-style-asian="normal" style:font-size-complex="12pt" style:font-style-complex="normal" loext:padding="0cm" loext:border="none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a4fdc2" style:text-blinking="false" style:font-size-asian="12pt" style:font-style-asian="normal" style:font-size-complex="12pt" style:font-style-complex="normal" loext:padding="0cm" loext:border="none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a7b320" style:text-blinking="false" style:font-size-asian="12pt" style:font-style-asian="normal" style:font-size-complex="12pt" style:font-style-complex="normal" loext:padding="0cm" loext:border="none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1b5bf4" style:text-blinking="false" style:font-size-asian="12pt" style:font-style-asian="normal" style:font-size-complex="12pt" style:font-style-complex="normal" loext:padding="0cm" loext:border="none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1d4c4d" style:text-blinking="false" style:font-size-asian="12pt" style:font-style-asian="normal" style:font-size-complex="12pt" style:font-style-complex="normal" loext:padding="0cm" loext:border="none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1c4c9c" style:text-blinking="false" style:font-size-asian="12pt" style:font-style-asian="normal" style:font-size-complex="12pt" style:font-style-complex="normal" loext:padding="0cm" loext:border="none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ec9841" style:text-blinking="false" style:font-size-asian="12pt" style:font-style-asian="normal" style:font-size-complex="12pt" style:font-style-complex="normal" loext:padding="0cm" loext:border="none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96cbeb" style:text-blinking="false" style:font-size-asian="12pt" style:font-style-asian="normal" style:font-size-complex="12pt" style:font-style-complex="normal" loext:padding="0cm" loext:border="none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bed6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bf170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a8a8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19c40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cced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1ce2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cea03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03bb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42c3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5d09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672c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7e525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1cac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e7e6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eb4d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9e3d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9bf7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fe089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a13c7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c37dc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914df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a98d5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78a85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a4299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344f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4e8d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aca1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5bbe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78bd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d5b95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6af5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cfb99c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87732" style:text-blinking="false" style:font-size-asian="12pt" style:font-style-asian="normal" style:font-size-complex="12pt" style:font-style-complex="normal" loext:padding="0cm" loext:border="none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5ecc5" style:text-blinking="false" style:font-size-asian="12pt" style:font-style-asian="normal" style:font-size-complex="12pt" style:font-style-complex="normal" loext:padding="0cm" loext:border="none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b1be1" style:text-blinking="false" style:font-size-asian="12pt" style:font-style-asian="normal" style:font-size-complex="12pt" style:font-style-complex="normal" loext:padding="0cm" loext:border="none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997fb" style:text-blinking="false" style:font-size-asian="12pt" style:font-style-asian="normal" style:font-size-complex="12pt" style:font-style-complex="normal" loext:padding="0cm" loext:border="none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cbb22" style:text-blinking="false" style:font-size-asian="12pt" style:font-style-asian="normal" style:font-size-complex="12pt" style:font-style-complex="normal" loext:padding="0cm" loext:border="none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9268b" style:text-blinking="false" style:font-size-asian="12pt" style:font-style-asian="normal" style:font-size-complex="12pt" style:font-style-complex="normal" loext:padding="0cm" loext:border="none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6efdf" style:text-blinking="false" style:font-size-asian="12pt" style:font-style-asian="normal" style:font-size-complex="12pt" style:font-style-complex="normal" loext:padding="0cm" loext:border="none"/>
    </style:style>
    <style:style style:name="T15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6ce76" style:text-blinking="false" style:font-size-asian="12pt" style:font-style-asian="normal" style:font-size-complex="12pt" style:font-style-complex="normal" loext:padding="0cm" loext:border="none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b8d39" style:text-blinking="false" style:font-size-asian="12pt" style:font-style-asian="normal" style:font-size-complex="12pt" style:font-style-complex="normal" loext:padding="0cm" loext:border="none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2d7f63" style:text-blinking="false" style:font-size-asian="12pt" style:font-style-asian="normal" style:font-size-complex="12pt" style:font-style-complex="normal" loext:padding="0cm" loext:border="none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f18c4" style:text-blinking="false" style:font-size-asian="12pt" style:font-style-asian="normal" style:font-size-complex="12pt" style:font-style-complex="normal" loext:padding="0cm" loext:border="none"/>
    </style:style>
    <style:style style:name="T15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dc046" style:text-blinking="false" style:font-size-asian="12pt" style:font-style-asian="normal" style:font-size-complex="12pt" style:font-style-complex="normal" loext:padding="0cm" loext:border="none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8ece0" style:text-blinking="false" style:font-size-asian="12pt" style:font-style-asian="normal" style:font-size-complex="12pt" style:font-style-complex="normal" loext:padding="0cm" loext:border="none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3643ee" style:text-blinking="false" style:font-size-asian="12pt" style:font-style-asian="normal" style:font-size-complex="12pt" style:font-style-complex="normal" loext:padding="0cm" loext:border="none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e31a6" style:text-blinking="false" style:font-size-asian="12pt" style:font-style-asian="normal" style:font-size-complex="12pt" style:font-style-complex="normal" loext:padding="0cm" loext:border="none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8d28b7" style:text-blinking="false" style:font-size-asian="12pt" style:font-style-asian="normal" style:font-size-complex="12pt" style:font-style-complex="normal" loext:padding="0cm" loext:border="none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6e2b5" style:text-blinking="false" style:font-size-asian="12pt" style:font-style-asian="normal" style:font-size-complex="12pt" style:font-style-complex="normal" loext:padding="0cm" loext:border="none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cd0683" style:text-blinking="false" style:font-size-asian="12pt" style:font-style-asian="normal" style:font-size-complex="12pt" style:font-style-complex="normal" loext:padding="0cm" loext:border="none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a754f" style:text-blinking="false" style:font-size-asian="12pt" style:font-style-asian="normal" style:font-size-complex="12pt" style:font-style-complex="normal" loext:padding="0cm" loext:border="none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8d55d2" style:text-blinking="false" style:font-size-asian="12pt" style:font-style-asian="normal" style:font-size-complex="12pt" style:font-style-complex="normal" loext:padding="0cm" loext:border="none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b6c36" style:text-blinking="false" style:font-size-asian="12pt" style:font-style-asian="normal" style:font-size-complex="12pt" style:font-style-complex="normal" loext:padding="0cm" loext:border="none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de99f" style:text-blinking="false" style:font-size-asian="12pt" style:font-style-asian="normal" style:font-size-complex="12pt" style:font-style-complex="normal" loext:padding="0cm" loext:border="none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a28cd" style:text-blinking="false" style:font-size-asian="12pt" style:font-style-asian="normal" style:font-size-complex="12pt" style:font-style-complex="normal" loext:padding="0cm" loext:border="none"/>
    </style:style>
    <style:style style:name="T16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cf712" style:text-blinking="false" style:font-size-asian="12pt" style:font-style-asian="normal" style:font-size-complex="12pt" style:font-style-complex="normal" loext:padding="0cm" loext:border="none"/>
    </style:style>
    <style:style style:name="T16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a8a83" style:text-blinking="false" style:font-size-asian="12pt" style:font-style-asian="normal" style:font-size-complex="12pt" style:font-style-complex="normal" loext:padding="0cm" loext:border="none"/>
    </style:style>
    <style:style style:name="T16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cede12" style:text-blinking="false" style:font-size-asian="12pt" style:font-style-asian="normal" style:font-size-complex="12pt" style:font-style-complex="normal" loext:padding="0cm" loext:border="none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33347" style:text-blinking="false" style:font-size-asian="12pt" style:font-style-asian="normal" style:font-size-complex="12pt" style:font-style-complex="normal" loext:padding="0cm" loext:border="none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5e3bf" style:text-blinking="false" style:font-size-asian="12pt" style:font-style-asian="normal" style:font-size-complex="12pt" style:font-style-complex="normal" loext:padding="0cm" loext:border="none"/>
    </style:style>
    <style:style style:name="T17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019c40" style:text-blinking="false" style:font-size-asian="12pt" style:font-style-asian="normal" style:font-size-complex="12pt" style:font-style-complex="normal" loext:padding="0cm" loext:border="none"/>
    </style:style>
    <style:style style:name="T17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cea038" style:text-blinking="false" style:font-size-asian="12pt" style:font-style-asian="normal" style:font-size-complex="12pt" style:font-style-complex="normal" loext:padding="0cm" loext:border="none"/>
    </style:style>
    <style:style style:name="T17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11206" style:text-blinking="false" style:font-size-asian="12pt" style:font-style-asian="normal" style:font-size-complex="12pt" style:font-style-complex="normal" loext:padding="0cm" loext:border="none"/>
    </style:style>
    <style:style style:name="T17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9ab87" style:text-blinking="false" style:font-size-asian="12pt" style:font-style-asian="normal" style:font-size-complex="12pt" style:font-style-complex="normal" loext:padding="0cm" loext:border="none"/>
    </style:style>
    <style:style style:name="T17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b1767" style:text-blinking="false" style:font-size-asian="12pt" style:font-style-asian="normal" style:font-size-complex="12pt" style:font-style-complex="normal" loext:padding="0cm" loext:border="none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f7fb2" style:text-blinking="false" style:font-size-asian="12pt" style:font-style-asian="normal" style:font-size-complex="12pt" style:font-style-complex="normal" loext:padding="0cm" loext:border="none"/>
    </style:style>
    <style:style style:name="T17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c15e1" style:text-blinking="false" style:font-size-asian="12pt" style:font-style-asian="normal" style:font-size-complex="12pt" style:font-style-complex="normal" loext:padding="0cm" loext:border="none"/>
    </style:style>
    <style:style style:name="T17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7e66d" style:text-blinking="false" style:font-size-asian="12pt" style:font-style-asian="normal" style:font-size-complex="12pt" style:font-style-complex="normal" loext:padding="0cm" loext:border="none"/>
    </style:style>
    <style:style style:name="T17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c3b4b" style:text-blinking="false" style:font-size-asian="12pt" style:font-style-asian="normal" style:font-size-complex="12pt" style:font-style-complex="normal" loext:padding="0cm" loext:border="none"/>
    </style:style>
    <style:style style:name="T18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ace17" style:text-blinking="false" style:font-size-asian="12pt" style:font-style-asian="normal" style:font-size-complex="12pt" style:font-style-complex="normal" loext:padding="0cm" loext:border="none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8ce4a" style:text-blinking="false" style:font-size-asian="12pt" style:font-style-asian="normal" style:font-size-complex="12pt" style:font-style-complex="normal" loext:padding="0cm" loext:border="none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30f31" style:text-blinking="false" style:font-size-asian="12pt" style:font-style-asian="normal" style:font-size-complex="12pt" style:font-style-complex="normal" loext:padding="0cm" loext:border="none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9b9d6" style:text-blinking="false" style:font-size-asian="12pt" style:font-style-asian="normal" style:font-size-complex="12pt" style:font-style-complex="normal" loext:padding="0cm" loext:border="none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485e3" style:text-blinking="false" style:font-size-asian="12pt" style:font-style-asian="normal" style:font-size-complex="12pt" style:font-style-complex="normal" loext:padding="0cm" loext:border="none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8f999" style:text-blinking="false" style:font-size-asian="12pt" style:font-style-asian="normal" style:font-size-complex="12pt" style:font-style-complex="normal" loext:padding="0cm" loext:border="none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c191a" style:text-blinking="false" style:font-size-asian="12pt" style:font-style-asian="normal" style:font-size-complex="12pt" style:font-style-complex="normal" loext:padding="0cm" loext:border="none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5b657" style:text-blinking="false" style:font-size-asian="12pt" style:font-style-asian="normal" style:font-size-complex="12pt" style:font-style-complex="normal" loext:padding="0cm" loext:border="none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9db63" style:text-blinking="false" style:font-size-asian="12pt" style:font-style-asian="normal" style:font-size-complex="12pt" style:font-style-complex="normal" loext:padding="0cm" loext:border="none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a104a" style:text-blinking="false" style:font-size-asian="12pt" style:font-style-asian="normal" style:font-size-complex="12pt" style:font-style-complex="normal" loext:padding="0cm" loext:border="none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b16ab" style:text-blinking="false" style:font-size-asian="12pt" style:font-style-asian="normal" style:font-size-complex="12pt" style:font-style-complex="normal" loext:padding="0cm" loext:border="none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6acbe" style:text-blinking="false" style:font-size-asian="12pt" style:font-style-asian="normal" style:font-size-complex="12pt" style:font-style-complex="normal" loext:padding="0cm" loext:border="none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b8171" style:text-blinking="false" style:font-size-asian="12pt" style:font-style-asian="normal" style:font-size-complex="12pt" style:font-style-complex="normal" loext:padding="0cm" loext:border="none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86bbf" style:text-blinking="false" style:font-size-asian="12pt" style:font-style-asian="normal" style:font-size-complex="12pt" style:font-style-complex="normal" loext:padding="0cm" loext:border="none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e1786" style:text-blinking="false" style:font-size-asian="12pt" style:font-style-asian="normal" style:font-size-complex="12pt" style:font-style-complex="normal" loext:padding="0cm" loext:border="none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10d26" style:text-blinking="false" style:font-size-asian="12pt" style:font-style-asian="normal" style:font-size-complex="12pt" style:font-style-complex="normal" loext:padding="0cm" loext:border="none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2fe84" style:text-blinking="false" style:font-size-asian="12pt" style:font-style-asian="normal" style:font-size-complex="12pt" style:font-style-complex="normal" loext:padding="0cm" loext:border="none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cfb99c" style:text-blinking="false" style:font-size-asian="12pt" style:font-style-asian="normal" style:font-size-complex="12pt" style:font-style-complex="normal" loext:padding="0cm" loext:border="none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d1c693" style:text-blinking="false" style:font-size-asian="12pt" style:font-style-asian="normal" style:font-size-complex="12pt" style:font-style-complex="normal" loext:padding="0cm" loext:border="none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250f" style:text-blinking="false" style:font-size-asian="12pt" style:font-style-asian="normal" style:font-size-complex="12pt" style:font-style-complex="normal" loext:padding="0cm" loext:border="none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bc714" style:text-blinking="false" style:font-size-asian="12pt" style:font-style-asian="normal" style:font-size-complex="12pt" style:font-style-complex="normal" loext:padding="0cm" loext:border="none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9c815" style:text-blinking="false" style:font-size-asian="12pt" style:font-style-asian="normal" style:font-size-complex="12pt" style:font-style-complex="normal" loext:padding="0cm" loext:border="none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388a" style:text-blinking="false" style:font-size-asian="12pt" style:font-style-asian="normal" style:font-size-complex="12pt" style:font-style-complex="normal" loext:padding="0cm" loext:border="none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d2a056" style:text-blinking="false" style:font-size-asian="12pt" style:font-style-asian="normal" style:font-size-complex="12pt" style:font-style-complex="normal" loext:padding="0cm" loext:border="none"/>
    </style:style>
    <style:style style:name="T20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7987" style:text-blinking="false" style:font-size-asian="12pt" style:font-style-asian="normal" style:font-size-complex="12pt" style:font-style-complex="normal" loext:padding="0cm" loext:border="none"/>
    </style:style>
    <style:style style:name="T20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799c" style:text-blinking="false" style:font-size-asian="12pt" style:font-style-asian="normal" style:font-size-complex="12pt" style:font-style-complex="normal" loext:padding="0cm" loext:border="none"/>
    </style:style>
    <style:style style:name="T20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50faa" style:text-blinking="false" style:font-size-asian="12pt" style:font-style-asian="normal" style:font-size-complex="12pt" style:font-style-complex="normal" loext:padding="0cm" loext:border="none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ce8e4" style:text-blinking="false" style:font-size-asian="12pt" style:font-style-asian="normal" style:font-size-complex="12pt" style:font-style-complex="normal" loext:padding="0cm" loext:border="none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aa08a" style:text-blinking="false" style:font-size-asian="12pt" style:font-style-asian="normal" style:font-size-complex="12pt" style:font-style-complex="normal" loext:padding="0cm" loext:border="none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62bed" style:text-blinking="false" style:font-size-asian="12pt" style:font-style-asian="normal" style:font-size-complex="12pt" style:font-style-complex="normal" loext:padding="0cm" loext:border="none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eda6d" style:text-blinking="false" style:font-size-asian="12pt" style:font-style-asian="normal" style:font-size-complex="12pt" style:font-style-complex="normal" loext:padding="0cm" loext:border="none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c1e81" style:text-blinking="false" style:font-size-asian="12pt" style:font-style-asian="normal" style:font-size-complex="12pt" style:font-style-complex="normal" loext:padding="0cm" loext:border="none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6ef28" style:text-blinking="false" style:font-size-asian="12pt" style:font-style-asian="normal" style:font-size-complex="12pt" style:font-style-complex="normal" loext:padding="0cm" loext:border="none"/>
    </style:style>
    <style:style style:name="T21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7a2aa" style:text-blinking="false" style:font-size-asian="12pt" style:font-style-asian="normal" style:font-size-complex="12pt" style:font-style-complex="normal" loext:padding="0cm" loext:border="none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8df59" style:text-blinking="false" style:font-size-asian="12pt" style:font-style-asian="normal" style:font-size-complex="12pt" style:font-style-complex="normal" loext:padding="0cm" loext:border="none"/>
    </style:style>
    <style:style style:name="T21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e2254" style:text-blinking="false" style:font-size-asian="12pt" style:font-style-asian="normal" style:font-size-complex="12pt" style:font-style-complex="normal" loext:padding="0cm" loext:border="none"/>
    </style:style>
    <style:style style:name="T21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d4c4d" style:text-blinking="false" style:font-size-asian="12pt" style:font-style-asian="normal" style:font-size-complex="12pt" style:font-style-complex="normal" loext:padding="0cm" loext:border="none"/>
    </style:style>
    <style:style style:name="T21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dbb5b" style:text-blinking="false" style:font-size-asian="12pt" style:font-style-asian="normal" style:font-size-complex="12pt" style:font-style-complex="normal" loext:padding="0cm" loext:border="none"/>
    </style:style>
    <style:style style:name="T21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16136" style:text-blinking="false" style:font-size-asian="12pt" style:font-style-asian="normal" style:font-size-complex="12pt" style:font-style-complex="normal" loext:padding="0cm" loext:border="none"/>
    </style:style>
    <style:style style:name="T21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00d3d" style:text-blinking="false" style:font-size-asian="12pt" style:font-style-asian="normal" style:font-size-complex="12pt" style:font-style-complex="normal" loext:padding="0cm" loext:border="none"/>
    </style:style>
    <style:style style:name="T22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22666" style:text-blinking="false" style:font-size-asian="12pt" style:font-style-asian="normal" style:font-size-complex="12pt" style:font-style-complex="normal" loext:padding="0cm" loext:border="none"/>
    </style:style>
    <style:style style:name="T22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f7c96" style:text-blinking="false" style:font-size-asian="12pt" style:font-style-asian="normal" style:font-size-complex="12pt" style:font-style-complex="normal" loext:padding="0cm" loext:border="none"/>
    </style:style>
    <style:style style:name="T22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0e7f5" style:text-blinking="false" style:font-size-asian="12pt" style:font-style-asian="normal" style:font-size-complex="12pt" style:font-style-complex="normal" loext:padding="0cm" loext:border="none"/>
    </style:style>
    <style:style style:name="T22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fa3f6" style:text-blinking="false" style:font-size-asian="12pt" style:font-style-asian="normal" style:font-size-complex="12pt" style:font-style-complex="normal" loext:padding="0cm" loext:border="none"/>
    </style:style>
    <style:style style:name="T22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39458" style:text-blinking="false" style:font-size-asian="12pt" style:font-style-asian="normal" style:font-size-complex="12pt" style:font-style-complex="normal" loext:padding="0cm" loext:border="none"/>
    </style:style>
    <style:style style:name="T22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c9841" style:text-blinking="false" style:font-size-asian="12pt" style:font-style-asian="normal" style:font-size-complex="12pt" style:font-style-complex="normal" loext:padding="0cm" loext:border="none"/>
    </style:style>
    <style:style style:name="T2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0b4d9" style:text-blinking="false" style:font-size-asian="12pt" style:font-style-asian="normal" style:font-size-complex="12pt" style:font-style-complex="normal" loext:padding="0cm" loext:border="none"/>
    </style:style>
    <style:style style:name="T22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cf830" style:text-blinking="false" style:font-size-asian="12pt" style:font-style-asian="normal" style:font-size-complex="12pt" style:font-style-complex="normal" loext:padding="0cm" loext:border="none"/>
    </style:style>
    <style:style style:name="T22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24989" style:text-blinking="false" style:font-size-asian="12pt" style:font-style-asian="normal" style:font-size-complex="12pt" style:font-style-complex="normal" loext:padding="0cm" loext:border="none"/>
    </style:style>
    <style:style style:name="T2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d6cb9" style:text-blinking="false" style:font-size-asian="12pt" style:font-style-asian="normal" style:font-size-complex="12pt" style:font-style-complex="normal" loext:padding="0cm" loext:border="none"/>
    </style:style>
    <style:style style:name="T2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de516" style:text-blinking="false" style:font-size-asian="12pt" style:font-style-asian="normal" style:font-size-complex="12pt" style:font-style-complex="normal" loext:padding="0cm" loext:border="none"/>
    </style:style>
    <style:style style:name="T23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1edb8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0768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ace17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1120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28ab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cfb99c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31d40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3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8a85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57b5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6c28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7939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b1767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955c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e01e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2fe8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4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3819d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24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285ef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24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8e796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25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2c59d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25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30f3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25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11206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25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d2a056" style:text-blinking="false" fo:background-color="#ffff00" loext:char-shading-value="0" style:font-size-asian="12pt" style:font-style-asian="normal" style:font-size-complex="12pt" style:font-style-complex="normal" loext:padding="0cm" loext:border="none"/>
    </style:style>
    <style:style style:name="T25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2fe84" style:text-blinking="false" fo:background-color="#ffff00" loext:char-shading-value="0" style:font-size-asian="12pt" style:font-style-asian="normal" style:font-size-complex="12pt" style:font-style-complex="normal" loext:padding="0cm" loext:border="none"/>
    </style:style>
    <style:style style:name="T25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3819d" style:text-blinking="false" fo:background-color="#ffffff" loext:char-shading-value="0" style:font-size-asian="12pt" style:font-style-asian="italic" style:font-size-complex="12pt" style:font-style-complex="italic" loext:padding="0cm" loext:border="none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7e66d" style:text-blinking="false" style:font-size-asian="12pt" style:font-style-asian="italic" style:font-size-complex="12pt" style:font-style-complex="italic" loext:padding="0cm" loext:border="none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8ce4a" style:text-blinking="false" style:font-size-asian="12pt" style:font-style-asian="italic" style:font-size-complex="12pt" style:font-style-complex="italic" loext:padding="0cm" loext:border="none"/>
    </style:style>
    <style:style style:name="T25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b8171" style:text-blinking="false" style:font-size-asian="12pt" style:font-style-asian="italic" style:font-size-complex="12pt" style:font-style-complex="italic" loext:padding="0cm" loext:border="none"/>
    </style:style>
    <style:style style:name="T25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0cfb99c" style:text-blinking="false" style:font-size-asian="12pt" style:font-style-asian="italic" style:font-size-complex="12pt" style:font-style-complex="italic" loext:padding="0cm" loext:border="none"/>
    </style:style>
    <style:style style:name="T26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96acbe" style:text-blinking="false" style:font-size-asian="12pt" style:font-style-asian="italic" style:font-size-complex="12pt" style:font-style-complex="italic" loext:padding="0cm" loext:border="none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c3b4b" style:text-blinking="false" style:font-size-asian="12pt" style:font-style-asian="italic" style:font-size-complex="12pt" style:font-style-complex="italic" loext:padding="0cm" loext:border="none"/>
    </style:style>
    <style:style style:name="T262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font-style="normal" style:text-underline-style="none" officeooo:rsid="00d2a056" style:text-blinking="false" style:font-size-asian="12pt" style:font-style-asian="normal" style:font-size-complex="12pt" style:font-style-complex="normal" loext:padding="0cm" loext:border="none"/>
    </style:style>
    <style:style style:name="T263" style:family="text">
      <style:text-properties fo:font-variant="normal" fo:text-transform="none" fo:color="#000000" style:font-name="Times New Roman" fo:font-size="12pt" fo:letter-spacing="normal" fo:font-style="normal" fo:font-weight="normal" officeooo:rsid="00fbd609" style:font-size-asian="12pt" style:font-weight-asian="normal" style:font-size-complex="12pt" style:font-weight-complex="normal"/>
    </style:style>
    <style:style style:name="T264" style:family="text">
      <style:text-properties fo:font-variant="normal" fo:text-transform="none" fo:color="#000000" style:font-name="Times New Roman" fo:font-size="12pt" fo:letter-spacing="normal" fo:font-style="normal" fo:font-weight="normal" officeooo:rsid="014fc331" style:font-size-asian="12pt" style:font-weight-asian="normal" style:font-size-complex="12pt" style:font-weight-complex="normal"/>
    </style:style>
    <style:style style:name="T265" style:family="text">
      <style:text-properties fo:font-variant="normal" fo:text-transform="none" fo:color="#000000" style:font-name="Times New Roman" fo:font-size="12pt" fo:letter-spacing="normal" fo:font-style="normal" fo:font-weight="normal" officeooo:rsid="00ffac23" style:font-size-asian="12pt" style:font-weight-asian="normal" style:font-size-complex="12pt" style:font-weight-complex="normal"/>
    </style:style>
    <style:style style:name="T266" style:family="text">
      <style:text-properties fo:font-variant="normal" fo:text-transform="none" fo:color="#000000" style:font-name="Times New Roman" fo:font-size="12pt" fo:letter-spacing="normal" fo:font-style="normal" fo:font-weight="normal" officeooo:rsid="00cba84a" style:font-size-asian="12pt" style:font-weight-asian="normal" style:font-size-complex="12pt" style:font-weight-complex="normal"/>
    </style:style>
    <style:style style:name="T267" style:family="text">
      <style:text-properties fo:font-variant="normal" fo:text-transform="none" fo:color="#000000" style:font-name="Times New Roman" fo:font-size="12pt" fo:letter-spacing="normal" fo:font-style="normal" fo:font-weight="normal" officeooo:rsid="0048f2b6" style:font-size-asian="12pt" style:font-weight-asian="normal" style:font-size-complex="12pt" style:font-weight-complex="normal"/>
    </style:style>
    <style:style style:name="T268" style:family="text">
      <style:text-properties fo:font-variant="normal" fo:text-transform="none" fo:color="#000000" style:font-name="Times New Roman" fo:font-size="12pt" fo:letter-spacing="normal" fo:font-style="normal" fo:font-weight="normal" officeooo:rsid="01003fad" style:font-size-asian="12pt" style:font-weight-asian="normal" style:font-size-complex="12pt" style:font-weight-complex="normal"/>
    </style:style>
    <style:style style:name="T269" style:family="text">
      <style:text-properties fo:font-variant="normal" fo:text-transform="none" fo:color="#000000" style:font-name="Times New Roman" fo:font-size="12pt" fo:letter-spacing="normal" fo:font-style="normal" fo:font-weight="normal" officeooo:rsid="01012a1d" style:font-size-asian="12pt" style:font-weight-asian="normal" style:font-size-complex="12pt" style:font-weight-complex="normal"/>
    </style:style>
    <style:style style:name="T270" style:family="text">
      <style:text-properties fo:font-variant="normal" fo:text-transform="none" fo:color="#000000" style:font-name="Times New Roman" fo:font-size="12pt" fo:letter-spacing="normal" fo:font-style="normal" fo:font-weight="normal" officeooo:rsid="013b55f7" style:font-size-asian="12pt" style:font-weight-asian="normal" style:font-size-complex="12pt" style:font-weight-complex="normal"/>
    </style:style>
    <style:style style:name="T271" style:family="text">
      <style:text-properties fo:font-variant="normal" fo:text-transform="none" fo:color="#000000" style:font-name="Times New Roman" fo:font-size="12pt" fo:letter-spacing="normal" fo:font-style="normal" fo:font-weight="normal" officeooo:rsid="00fd7477" style:font-size-asian="12pt" style:font-weight-asian="normal" style:font-size-complex="12pt" style:font-weight-complex="normal"/>
    </style:style>
    <style:style style:name="T272" style:family="text">
      <style:text-properties fo:font-variant="normal" fo:text-transform="none" fo:color="#000000" style:font-name="Times New Roman" fo:font-size="12pt" fo:letter-spacing="normal" fo:font-style="normal" fo:font-weight="normal" officeooo:rsid="00fdf24f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fo:color="#000000" style:font-name="Times New Roman" fo:font-size="12pt" fo:letter-spacing="normal" fo:font-style="normal" fo:font-weight="normal" officeooo:rsid="01027f12" style:font-size-asian="12pt" style:font-weight-asian="normal" style:font-size-complex="12pt" style:font-weight-complex="normal"/>
    </style:style>
    <style:style style:name="T274" style:family="text">
      <style:text-properties officeooo:rsid="024fce28"/>
    </style:style>
    <style:style style:name="T275" style:family="text">
      <style:text-properties fo:font-style="italic" officeooo:rsid="024fce28" style:font-style-asian="italic" style:font-style-complex="italic"/>
    </style:style>
    <style:style style:name="T276" style:family="text">
      <style:text-properties officeooo:rsid="0256db45"/>
    </style:style>
    <style:style style:name="T277" style:family="text">
      <style:text-properties style:text-position="super 58%" officeooo:rsid="0256db45"/>
    </style:style>
    <style:style style:name="T278" style:family="text">
      <style:text-properties style:text-position="super 58%" officeooo:rsid="02733e07"/>
    </style:style>
    <style:style style:name="T279" style:family="text">
      <style:text-properties style:text-position="super 58%" officeooo:rsid="02743d6b"/>
    </style:style>
    <style:style style:name="T280" style:family="text">
      <style:text-properties style:text-position="super 58%" officeooo:rsid="0111d701"/>
    </style:style>
    <style:style style:name="T281" style:family="text">
      <style:text-properties officeooo:rsid="025c7cc1"/>
    </style:style>
    <style:style style:name="T282" style:family="text">
      <style:text-properties officeooo:rsid="026e5c10"/>
    </style:style>
    <style:style style:name="T283" style:family="text">
      <style:text-properties officeooo:rsid="026fbe24"/>
    </style:style>
    <style:style style:name="T284" style:family="text">
      <style:text-properties officeooo:rsid="0084d3ae"/>
    </style:style>
    <style:style style:name="T285" style:family="text">
      <style:text-properties officeooo:rsid="02743d6b"/>
    </style:style>
    <style:style style:name="T286" style:family="text">
      <style:text-properties officeooo:rsid="00d486ef"/>
    </style:style>
    <style:style style:name="T287" style:family="text">
      <style:text-properties officeooo:rsid="027a6824"/>
    </style:style>
    <style:style style:name="T288" style:family="text">
      <style:text-properties officeooo:rsid="027b9afa"/>
    </style:style>
    <style:style style:name="T289" style:family="text">
      <style:text-properties style:font-name="Times New Roman" officeooo:rsid="00ca75aa" fo:background-color="transparent" loext:char-shading-value="0"/>
    </style:style>
    <style:style style:name="T290" style:family="text">
      <style:text-properties style:font-name="Times New Roman" officeooo:rsid="00ef02e0" fo:background-color="transparent" loext:char-shading-value="0"/>
    </style:style>
    <style:style style:name="T291" style:family="text">
      <style:text-properties style:font-name="Times New Roman" officeooo:rsid="00658ae6" fo:background-color="transparent" loext:char-shading-value="0"/>
    </style:style>
    <style:style style:name="T292" style:family="text">
      <style:text-properties style:font-name="Times New Roman" officeooo:rsid="0066bbdb" fo:background-color="transparent" loext:char-shading-value="0"/>
    </style:style>
    <style:style style:name="T293" style:family="text">
      <style:text-properties style:font-name="Times New Roman" fo:font-weight="normal" officeooo:rsid="003fe10e" fo:background-color="transparent" loext:char-shading-value="0" style:font-weight-asian="normal" style:font-weight-complex="normal"/>
    </style:style>
    <style:style style:name="T294" style:family="text">
      <style:text-properties style:font-name="Times New Roman" fo:font-weight="normal" officeooo:rsid="00c0ebb1" fo:background-color="transparent" loext:char-shading-value="0" style:font-weight-asian="normal" style:font-weight-complex="normal"/>
    </style:style>
    <style:style style:name="T295" style:family="text">
      <style:text-properties style:font-name="Times New Roman" fo:font-weight="normal" officeooo:rsid="00c0bc3f" fo:background-color="transparent" loext:char-shading-value="0" style:font-weight-asian="normal" style:font-weight-complex="normal"/>
    </style:style>
    <style:style style:name="T296" style:family="text">
      <style:text-properties style:font-name="Times New Roman" fo:font-weight="normal" officeooo:rsid="00c1afe8" fo:background-color="transparent" loext:char-shading-value="0" style:font-weight-asian="normal" style:font-weight-complex="normal"/>
    </style:style>
    <style:style style:name="T297" style:family="text">
      <style:text-properties style:font-name="Times New Roman" fo:font-weight="normal" officeooo:rsid="01224167" fo:background-color="transparent" loext:char-shading-value="0" style:font-weight-asian="normal" style:font-weight-complex="normal"/>
    </style:style>
    <style:style style:name="T298" style:family="text">
      <style:text-properties style:font-name="Times New Roman" fo:font-weight="normal" officeooo:rsid="013b55f7" fo:background-color="transparent" loext:char-shading-value="0" style:font-weight-asian="normal" style:font-weight-complex="normal"/>
    </style:style>
    <style:style style:name="T299" style:family="text">
      <style:text-properties style:font-name="Times New Roman" fo:font-weight="normal" officeooo:rsid="00c52482" fo:background-color="transparent" loext:char-shading-value="0" style:font-weight-asian="normal" style:font-weight-complex="normal"/>
    </style:style>
    <style:style style:name="T300" style:family="text">
      <style:text-properties style:font-name="Times New Roman" fo:font-weight="normal" officeooo:rsid="00cabc31" fo:background-color="transparent" loext:char-shading-value="0" style:font-weight-asian="normal" style:font-weight-complex="normal"/>
    </style:style>
    <style:style style:name="T301" style:family="text">
      <style:text-properties style:font-name="Times New Roman" fo:font-weight="normal" officeooo:rsid="00444916" fo:background-color="transparent" loext:char-shading-value="0" style:font-weight-asian="normal" style:font-weight-complex="normal"/>
    </style:style>
    <style:style style:name="T302" style:family="text">
      <style:text-properties style:font-name="Times New Roman" fo:font-weight="normal" officeooo:rsid="00c3589f" fo:background-color="transparent" loext:char-shading-value="0" style:font-weight-asian="normal" style:font-weight-complex="normal"/>
    </style:style>
    <style:style style:name="T303" style:family="text">
      <style:text-properties style:font-name="Times New Roman" fo:font-weight="normal" officeooo:rsid="014065a1" fo:background-color="transparent" loext:char-shading-value="0" style:font-weight-asian="normal" style:font-weight-complex="normal"/>
    </style:style>
    <style:style style:name="T304" style:family="text">
      <style:text-properties style:font-name="Times New Roman" fo:font-weight="normal" officeooo:rsid="00441543" fo:background-color="transparent" loext:char-shading-value="0" style:font-weight-asian="normal" style:font-weight-complex="normal"/>
    </style:style>
    <style:style style:name="T305" style:family="text">
      <style:text-properties style:font-name="Times New Roman" fo:font-weight="normal" officeooo:rsid="0048f2b6" fo:background-color="transparent" loext:char-shading-value="0" style:font-weight-asian="normal" style:font-weight-complex="normal"/>
    </style:style>
    <style:style style:name="T306" style:family="text">
      <style:text-properties style:font-name="Times New Roman" fo:font-weight="normal" officeooo:rsid="00537236" fo:background-color="transparent" loext:char-shading-value="0" style:font-weight-asian="normal" style:font-weight-complex="normal"/>
    </style:style>
    <style:style style:name="T307" style:family="text">
      <style:text-properties style:font-name="Times New Roman" fo:font-weight="normal" officeooo:rsid="004ad814" fo:background-color="transparent" loext:char-shading-value="0" style:font-weight-asian="normal" style:font-weight-complex="normal"/>
    </style:style>
    <style:style style:name="T308" style:family="text">
      <style:text-properties style:font-name="Times New Roman" fo:font-weight="normal" officeooo:rsid="00d2e91d" fo:background-color="transparent" loext:char-shading-value="0" style:font-weight-asian="normal" style:font-weight-complex="normal"/>
    </style:style>
    <style:style style:name="T309" style:family="text">
      <style:text-properties style:font-name="Times New Roman" fo:font-weight="normal" officeooo:rsid="004b6c73" fo:background-color="transparent" loext:char-shading-value="0" style:font-weight-asian="normal" style:font-weight-complex="normal"/>
    </style:style>
    <style:style style:name="T310" style:family="text">
      <style:text-properties style:font-name="Times New Roman" fo:font-weight="normal" officeooo:rsid="004d6bea" fo:background-color="transparent" loext:char-shading-value="0" style:font-weight-asian="normal" style:font-weight-complex="normal"/>
    </style:style>
    <style:style style:name="T311" style:family="text">
      <style:text-properties style:font-name="Times New Roman" fo:font-weight="normal" officeooo:rsid="00730236" fo:background-color="transparent" loext:char-shading-value="0" style:font-weight-asian="normal" style:font-weight-complex="normal"/>
    </style:style>
    <style:style style:name="T312" style:family="text">
      <style:text-properties style:font-name="Times New Roman" fo:font-weight="normal" officeooo:rsid="00d0d7fb" fo:background-color="transparent" loext:char-shading-value="0" style:font-weight-asian="normal" style:font-weight-complex="normal"/>
    </style:style>
    <style:style style:name="T313" style:family="text">
      <style:text-properties style:font-name="Times New Roman" fo:font-weight="normal" style:font-weight-asian="normal" style:font-weight-complex="normal"/>
    </style:style>
    <style:style style:name="T314" style:family="text">
      <style:text-properties style:font-name="Times New Roman" fo:font-weight="normal" officeooo:rsid="00f722f0" style:font-weight-asian="normal" style:font-weight-complex="normal"/>
    </style:style>
    <style:style style:name="T315" style:family="text">
      <style:text-properties style:font-name="Times New Roman" fo:font-weight="normal" officeooo:rsid="00cbc583" style:font-weight-asian="normal" style:font-weight-complex="normal"/>
    </style:style>
    <style:style style:name="T316" style:family="text">
      <style:text-properties style:font-name="Times New Roman" fo:font-weight="normal" officeooo:rsid="00fbd609" style:font-weight-asian="normal" style:font-weight-complex="normal"/>
    </style:style>
    <style:style style:name="T317" style:family="text">
      <style:text-properties style:font-name="Times New Roman" fo:font-weight="normal" officeooo:rsid="014fc331" style:font-weight-asian="normal" style:font-weight-complex="normal"/>
    </style:style>
    <style:style style:name="T318" style:family="text">
      <style:text-properties style:font-name="Times New Roman" fo:font-weight="normal" officeooo:rsid="00cc0f7d" style:font-weight-asian="normal" style:font-weight-complex="normal"/>
    </style:style>
    <style:style style:name="T319" style:family="text">
      <style:text-properties style:font-name="Times New Roman" fo:font-weight="normal" officeooo:rsid="00c1afe8" style:font-weight-asian="normal" style:font-weight-complex="normal"/>
    </style:style>
    <style:style style:name="T320" style:family="text">
      <style:text-properties style:font-name="Times New Roman" fo:font-weight="normal" officeooo:rsid="012507d7" style:font-weight-asian="normal" style:font-weight-complex="normal"/>
    </style:style>
    <style:style style:name="T321" style:family="text">
      <style:text-properties style:font-name="Times New Roman" fo:font-weight="normal" officeooo:rsid="00cdcc8e" style:font-weight-asian="normal" style:font-weight-complex="normal"/>
    </style:style>
    <style:style style:name="T322" style:family="text">
      <style:text-properties style:font-name="Times New Roman" fo:font-weight="normal" officeooo:rsid="0084b30d" style:font-weight-asian="normal" style:font-weight-complex="normal"/>
    </style:style>
    <style:style style:name="T323" style:family="text">
      <style:text-properties style:font-name="Times New Roman" fo:font-weight="normal" officeooo:rsid="013cf4c8" style:font-weight-asian="normal" style:font-weight-complex="normal"/>
    </style:style>
    <style:style style:name="T324" style:family="text">
      <style:text-properties style:font-name="Times New Roman" fo:font-weight="normal" officeooo:rsid="01474b76" style:font-weight-asian="normal" style:font-weight-complex="normal"/>
    </style:style>
    <style:style style:name="T325" style:family="text">
      <style:text-properties style:font-name="Times New Roman" fo:font-weight="normal" officeooo:rsid="00d2e91d" style:font-weight-asian="normal" style:font-weight-complex="normal"/>
    </style:style>
    <style:style style:name="T326" style:family="text">
      <style:text-properties style:font-name="Times New Roman" fo:font-weight="normal" officeooo:rsid="0048f2b6" style:font-weight-asian="normal" style:font-weight-complex="normal"/>
    </style:style>
    <style:style style:name="T327" style:family="text">
      <style:text-properties style:font-name="Times New Roman" fo:font-weight="normal" officeooo:rsid="004ad814" style:font-weight-asian="normal" style:font-weight-complex="normal"/>
    </style:style>
    <style:style style:name="T328" style:family="text">
      <style:text-properties style:font-name="Times New Roman" fo:font-weight="normal" officeooo:rsid="004b6c73" style:font-weight-asian="normal" style:font-weight-complex="normal"/>
    </style:style>
    <style:style style:name="T329" style:family="text">
      <style:text-properties style:font-name="Times New Roman" fo:font-weight="normal" officeooo:rsid="00cba84a" style:font-weight-asian="normal" style:font-weight-complex="normal"/>
    </style:style>
    <style:style style:name="T330" style:family="text">
      <style:text-properties style:font-name="Times New Roman" fo:font-weight="normal" officeooo:rsid="004f605a" style:font-weight-asian="normal" style:font-weight-complex="normal"/>
    </style:style>
    <style:style style:name="T331" style:family="text">
      <style:text-properties style:font-name="Times New Roman" fo:font-weight="bold" officeooo:rsid="00cc0f7d" style:font-weight-asian="bold" style:font-weight-complex="bold"/>
    </style:style>
    <style:style style:name="T332" style:family="text">
      <style:text-properties style:font-name="Times New Roman" fo:font-size="12pt" fo:font-weight="normal" officeooo:rsid="00fbd609" style:font-size-asian="12pt" style:font-weight-asian="normal" style:font-size-complex="12pt" style:font-weight-complex="normal"/>
    </style:style>
    <style:style style:name="T333" style:family="text">
      <style:text-properties officeooo:rsid="00ca75aa"/>
    </style:style>
    <style:style style:name="T334" style:family="text">
      <style:text-properties fo:font-weight="normal" style:font-weight-asian="normal" style:font-weight-complex="normal"/>
    </style:style>
    <style:style style:name="T335" style:family="text">
      <style:text-properties fo:font-weight="normal" officeooo:rsid="00a13c1d" style:font-weight-asian="normal" style:font-weight-complex="normal"/>
    </style:style>
    <style:style style:name="T336" style:family="text">
      <style:text-properties fo:font-weight="normal" officeooo:rsid="00f8861c" style:font-weight-asian="normal" style:font-weight-complex="normal"/>
    </style:style>
    <style:style style:name="T337" style:family="text">
      <style:text-properties fo:font-weight="normal" officeooo:rsid="00aecd62" style:font-weight-asian="normal" style:font-weight-complex="normal"/>
    </style:style>
    <style:style style:name="T338" style:family="text">
      <style:text-properties fo:font-weight="normal" officeooo:rsid="00bb9d73" style:font-weight-asian="normal" style:font-weight-complex="normal"/>
    </style:style>
    <style:style style:name="T339" style:family="text">
      <style:text-properties fo:font-weight="normal" officeooo:rsid="014fc331" style:font-weight-asian="normal" style:font-weight-complex="normal"/>
    </style:style>
    <style:style style:name="T340" style:family="text">
      <style:text-properties fo:font-weight="normal" officeooo:rsid="014eb4ab" style:font-weight-asian="normal" style:font-weight-complex="normal"/>
    </style:style>
    <style:style style:name="T341" style:family="text">
      <style:text-properties fo:font-weight="normal" officeooo:rsid="00f5860c" style:font-weight-asian="normal" style:font-weight-complex="normal"/>
    </style:style>
    <style:style style:name="T342" style:family="text">
      <style:text-properties fo:font-weight="normal" officeooo:rsid="00f68259" style:font-weight-asian="normal" style:font-weight-complex="normal"/>
    </style:style>
    <style:style style:name="T343" style:family="text">
      <style:text-properties fo:font-weight="normal" officeooo:rsid="00a92b1e" style:font-weight-asian="normal" style:font-weight-complex="normal"/>
    </style:style>
    <style:style style:name="T344" style:family="text">
      <style:text-properties fo:font-weight="normal" officeooo:rsid="00ac145b" style:font-weight-asian="normal" style:font-weight-complex="normal"/>
    </style:style>
    <style:style style:name="T345" style:family="text">
      <style:text-properties fo:font-weight="normal" officeooo:rsid="0139eef8" style:font-weight-asian="normal" style:font-weight-complex="normal"/>
    </style:style>
    <style:style style:name="T346" style:family="text">
      <style:text-properties fo:font-weight="normal" officeooo:rsid="0100e705" style:font-weight-asian="normal" style:font-weight-complex="normal"/>
    </style:style>
    <style:style style:name="T347" style:family="text">
      <style:text-properties fo:font-weight="normal" officeooo:rsid="00a42398" style:font-weight-asian="normal" style:font-weight-complex="normal"/>
    </style:style>
    <style:style style:name="T348" style:family="text">
      <style:text-properties fo:font-weight="normal" officeooo:rsid="012c16ee" style:font-weight-asian="normal" style:font-weight-complex="normal"/>
    </style:style>
    <style:style style:name="T349" style:family="text">
      <style:text-properties fo:font-weight="normal" officeooo:rsid="00df9072" style:font-weight-asian="normal" style:font-weight-complex="normal"/>
    </style:style>
    <style:style style:name="T350" style:family="text">
      <style:text-properties fo:font-weight="normal" officeooo:rsid="00cbc583" style:font-weight-asian="normal" style:font-weight-complex="normal"/>
    </style:style>
    <style:style style:name="T351" style:family="text">
      <style:text-properties fo:font-weight="normal" officeooo:rsid="00f8211a" style:font-weight-asian="normal" style:font-weight-complex="normal"/>
    </style:style>
    <style:style style:name="T352" style:family="text">
      <style:text-properties fo:font-weight="normal" officeooo:rsid="00edc528" style:font-weight-asian="normal" style:font-weight-complex="normal"/>
    </style:style>
    <style:style style:name="T353" style:family="text">
      <style:text-properties fo:font-weight="normal" officeooo:rsid="014325b0" style:font-weight-asian="normal" style:font-weight-complex="normal"/>
    </style:style>
    <style:style style:name="T354" style:family="text">
      <style:text-properties fo:font-weight="normal" officeooo:rsid="01203c34" style:font-weight-asian="normal" style:font-weight-complex="normal"/>
    </style:style>
    <style:style style:name="T355" style:family="text">
      <style:text-properties fo:font-weight="normal" officeooo:rsid="00ab5665" style:font-weight-asian="normal" style:font-weight-complex="normal"/>
    </style:style>
    <style:style style:name="T356" style:family="text">
      <style:text-properties fo:font-weight="normal" officeooo:rsid="00b07f69" style:font-weight-asian="normal" style:font-weight-complex="normal"/>
    </style:style>
    <style:style style:name="T357" style:family="text">
      <style:text-properties fo:font-weight="normal" officeooo:rsid="003b89c2" style:font-weight-asian="normal" style:font-weight-complex="normal"/>
    </style:style>
    <style:style style:name="T358" style:family="text">
      <style:text-properties fo:font-weight="normal" officeooo:rsid="00cabc31" style:font-weight-asian="normal" style:font-weight-complex="normal"/>
    </style:style>
    <style:style style:name="T359" style:family="text">
      <style:text-properties fo:font-weight="normal" officeooo:rsid="00a99292" style:font-weight-asian="normal" style:font-weight-complex="normal"/>
    </style:style>
    <style:style style:name="T360" style:family="text">
      <style:text-properties fo:font-weight="normal" officeooo:rsid="00a05d9b" style:font-weight-asian="normal" style:font-weight-complex="normal"/>
    </style:style>
    <style:style style:name="T361" style:family="text">
      <style:text-properties fo:font-weight="normal" officeooo:rsid="00fa3a54" style:font-weight-asian="normal" style:font-weight-complex="normal"/>
    </style:style>
    <style:style style:name="T362" style:family="text">
      <style:text-properties fo:font-weight="normal" officeooo:rsid="00d1bed1" style:font-weight-asian="normal" style:font-weight-complex="normal"/>
    </style:style>
    <style:style style:name="T363" style:family="text">
      <style:text-properties fo:font-weight="normal" officeooo:rsid="011bea64" style:font-weight-asian="normal" style:font-weight-complex="normal"/>
    </style:style>
    <style:style style:name="T364" style:family="text">
      <style:text-properties fo:font-weight="normal" officeooo:rsid="00c1afe8" style:font-weight-asian="normal" style:font-weight-complex="normal"/>
    </style:style>
    <style:style style:name="T365" style:family="text">
      <style:text-properties fo:font-weight="normal" officeooo:rsid="004f605a" style:font-weight-asian="normal" style:font-weight-complex="normal"/>
    </style:style>
    <style:style style:name="T366" style:family="text">
      <style:text-properties fo:font-weight="normal" officeooo:rsid="00c3589f" style:font-weight-asian="normal" style:font-weight-complex="normal"/>
    </style:style>
    <style:style style:name="T367" style:family="text">
      <style:text-properties fo:font-weight="normal" officeooo:rsid="00c0ebb1" style:font-weight-asian="normal" style:font-weight-complex="normal"/>
    </style:style>
    <style:style style:name="T368" style:family="text">
      <style:text-properties fo:font-weight="normal" officeooo:rsid="00c0bc3f" style:font-weight-asian="normal" style:font-weight-complex="normal"/>
    </style:style>
    <style:style style:name="T369" style:family="text">
      <style:text-properties fo:font-weight="normal" officeooo:rsid="00c52482" style:font-weight-asian="normal" style:font-weight-complex="normal"/>
    </style:style>
    <style:style style:name="T370" style:family="text">
      <style:text-properties officeooo:rsid="014fc331"/>
    </style:style>
    <style:style style:name="T371" style:family="text">
      <style:text-properties fo:font-size="10pt" officeooo:rsid="00d1bed1" style:font-size-asian="10pt" style:font-size-complex="10pt"/>
    </style:style>
    <style:style style:name="T372" style:family="text">
      <style:text-properties fo:font-size="10pt" officeooo:rsid="011bea64" style:font-size-asian="10pt" style:font-size-complex="10pt"/>
    </style:style>
    <style:style style:name="T373" style:family="text">
      <style:text-properties officeooo:rsid="00cbc583"/>
    </style:style>
    <style:style style:name="T374" style:family="text">
      <style:text-properties style:font-name="Trebuchet MS" officeooo:rsid="0111d701"/>
    </style:style>
    <style:style style:name="T375" style:family="text">
      <style:text-properties officeooo:rsid="0111d701"/>
    </style:style>
    <style:style style:name="T376" style:family="text">
      <style:text-properties officeooo:rsid="01136e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5">2.1. </text:span>A LITERATURA SOBRE EFICIÊNCIA DOS GASTOS EM EDUCAÇÃO</text:p>
      <text:p text:style-name="P10"/>
      <text:p text:style-name="P11"><text:tab/><text:span text:style-name="T56">A investigação da associação entre os recursos públicos aplicados à educação e o desempenho escolar dos alunos beneficiados por tais investimentos é uma questão que tem sido objeto de estudo de muitos pesquisadores. Todavia, até o momento, ainda não se chegou a uma resposta conclusiva sobre o assunto (DOURADO; OLIVEIRA; SANTOS 2007).</text:span><text:span text:style-name="T57"> </text:span></text:p>
      <text:p text:style-name="P12"><text:tab/><text:span text:style-name="T58">Isso se deve ao fato de que a performance escolar do aluno não depende apenas de aspecto intraescolares (tais como professores com formação adequada ao nível de ensino em que atua, engajamento da equipe pedagógica com o processo ensino-aprendizagem, financiamento adequado da função escolar). Ela é influenciada também por aspectos extraescolares, tais como fome, drogas, violência, sexualidade, família, cor/raça, etnia, <text:s/>acesso à cultura, saúde e outras situações que podem se tornar um obstáculo ao aprendizado escolar caso sejam <text:s/>ignoradas pelos gestores públicos (DOURADO; OLIVEIRA; SANTOS, 2007).</text:span></text:p>
      <text:p text:style-name="P13"><text:tab/><text:span text:style-name="T59">Para investigar a correlação entre gasto com educação e desempenho escolar, <text:s/>(</text:span>MENEZES-FILHO; AMARAL, 2009) <text:span text:style-name="T59">desenvolveram uma</text:span> <text:span text:style-name="T60">pesquisa</text:span> <text:span text:style-name="T58">por meio </text:span>de amostra de municípios brasileiros, dos quais se estudou o gasto <text:span text:style-name="T61">por aluno</text:span> no ensino fundamental da rede municipal de <text:span text:style-name="T62">educação</text:span> e o desempenho desses estudantes na Prova Brasil <text:span text:style-name="T61">de</text:span> 2005.</text:p>
      <text:p text:style-name="P12"><text:tab/><text:span text:style-name="T63">A metodologia adotada para realizar esse estudo foi a estimação de regressões quantílica tendo como variável dependente (explicada), o desempenho do aluno na Prova Brasil e, por variável independente (explicativa), o gasto com educação, além de diversas variáveis de controle.</text:span><text:span text:style-name="T64">??</text:span><text:span text:style-name="T63"> </text:span></text:p>
      <text:p text:style-name="P12"><text:tab/><text:span text:style-name="T66">Em termos de relação causal, havia a hipótese de que o desempenho em educação teria forte correlação com o gasto com a educação. Contudo, essa correlação não foi confirmada.</text:span><text:span text:style-name="T65">[incluir resultados numéricos??]</text:span><text:span text:style-name="T66"> Por outro lado, a pesquisa revelou que outros fatores podem influenciar, positivamente, o desempenho escolar do aluno, dentre os quais se encontra o nível de educação dos pais do aluno (MENEZES-FILHO; AMARAL, 2009).</text:span></text:p>
      <text:p text:style-name="P14"><text:tab/>Apesar d<text:span text:style-name="T67">e a pesquisa encontrar uma</text:span> correlação <text:span text:style-name="T68">fraca </text:span>entre gasto com educação e <text:span text:style-name="T69">o </text:span>desempenho escolar, <text:span text:style-name="T70">o estudo apontou que</text:span> a qualidade da educação traz efeitos econômicos positivos tanto para o crescimento do PIB <text:span text:style-name="T68">quanto para o aumento d</text:span>a renda do cidadão <text:span text:style-name="T70">beneficiado pela</text:span> educação <text:span text:style-name="T71">(MENEZES-FILHO; AMARAL, 2009).</text:span></text:p>
      <text:p text:style-name="P12"><text:tab/><text:span text:style-name="T72">Em outro trabalho acerca da relação entre desempenho escolar e gastos municipais com educação (NASCIMENTO, 2007), <text:s/>foram investigados municípios baianos, no ano de 2000. Nesse estudo percebeu-se, através de regressões múltiplas que o modelo utilizado não foi capaz de explicar se o gasto público em educação tem efeito sobre o desempenho escolar dos alunos. Apesar de os cálculos estatísticos não confirmarem a correlação entre gasto público com educação e </text:span><text:soft-page-break/><text:span text:style-name="T72">desempenho escolar, outros quesitos importantes para o desenvolvimento escolar do estudante foram elencados no decorrer do trabalho, a saber: </text:span></text:p>
      <text:p text:style-name="P36"><text:span text:style-name="T73">i) </text:span><text:span text:style-name="T74">tempo dedicado aos estudos</text:span><text:span text:style-name="T75">;</text:span><text:span text:style-name="T74"> ii) o conteúdo curricular, iii) as instalações físicas da escola</text:span><text:span text:style-name="T75">;</text:span><text:span text:style-name="T74"> iv) o tamanho da escola; v) atenção dada pelos pais ao estudo do filho; vi) a renda familiar; vii) características ambientais </text:span><text:span text:style-name="T76">e grau de sociabilidade dos pais </text:span><text:span text:style-name="T77">(NASCIMENTO, 2007, </text:span><text:span text:style-name="T80">p. ??</text:span><text:span text:style-name="T78">).</text:span></text:p>
      <text:p text:style-name="P37"/>
      <text:p text:style-name="P12"><text:span text:style-name="T79"><text:tab/></text:span><text:span text:style-name="T83">Em um estudo realizado na Finlândia, percebeu-se que a falta de correlação entre recursos </text:span><text:span text:style-name="T84">financeiros</text:span><text:span text:style-name="T83"> e aprendizagem pode </text:span><text:span text:style-name="T85">resultar em </text:span><text:span text:style-name="T83">uma</text:span><text:span text:style-name="T86"> redu</text:span><text:span text:style-name="T83">ção de</text:span><text:span text:style-name="T86"> investimento </text:span><text:span text:style-name="T85">à</text:span><text:span text:style-name="T86"> educação sem que isso afete, diretamente, o desempenho dos alunos, </text:span><text:span text:style-name="T87">otimizando o uso da verba pública</text:span><text:span text:style-name="T86"> </text:span><text:span text:style-name="T88"><text:s/></text:span><text:span text:style-name="T89">(</text:span><text:span text:style-name="T90">HÄKKINEN</text:span><text:bookmark text:name="bAFF121111"/><text:span text:style-name="T91">A; </text:span><text:span text:style-name="T90">KIRJAVAINEN</text:span><text:span text:style-name="T91">B; </text:span><text:bookmark text:name="authname_N50e066c0N5bba609011111"/><text:span text:style-name="T90">UUSITALO</text:span><text:span text:style-name="T91">A, </text:span><text:span text:style-name="T92">2003). </text:span></text:p>
      <text:p text:style-name="P12"><text:span text:style-name="T86"><text:tab/></text:span><text:span text:style-name="T93">Q</text:span><text:span text:style-name="T143">uanto </text:span><text:span text:style-name="T144">à aplicação do</text:span><text:span text:style-name="T145"> </text:span><text:span text:style-name="T146">recurso público, </text:span><text:span text:style-name="T147">n</text:span><text:span text:style-name="T146">ão basta ter bons resultados é preciso </text:span><text:span text:style-name="T144">ating</text:span><text:span text:style-name="T148">i</text:span><text:span text:style-name="T144">-lo</text:span><text:span text:style-name="T146"> com o menor </text:span><text:span text:style-name="T148">despendio</text:span><text:span text:style-name="T146"> possível. </text:span><text:span text:style-name="T145">Nessa perspectiva, a</text:span><text:span text:style-name="T149">o se medir </text:span><text:span text:style-name="T150">o desempenho e a eficiência dos gastos estaduais em educação fundamental e </text:span><text:span text:style-name="T151">com o ensino </text:span><text:span text:style-name="T150">médi</text:span><text:span text:style-name="T151">o, </text:span><text:span text:style-name="T149">observa-se </text:span><text:span text:style-name="T150">que nem sempre o estado que tem o melhor performance na educação é o mais eficiente na aplicação d</text:span><text:span text:style-name="T145">a</text:span><text:span text:style-name="T150">s </text:span><text:span text:style-name="T145">verbas</text:span><text:span text:style-name="T150"> públic</text:span><text:span text:style-name="T145">as</text:span><text:span text:style-name="T150"> </text:span><text:span text:style-name="T149">(</text:span><text:span text:style-name="T152">Z</text:span><text:span text:style-name="T150">OGHBI</text:span><text:span text:style-name="T152"> </text:span><text:span text:style-name="T150">et al. 2009).</text:span></text:p>
      <text:p text:style-name="P12"><text:span text:style-name="T146"><text:tab/></text:span><text:span text:style-name="T153">Analisando a educação sob o enfoque da qualidade, </text:span><text:span text:style-name="T154">Machado (2007) </text:span><text:span text:style-name="T155">r</text:span><text:span text:style-name="T153">eforça a necessidade do uso de </text:span><text:span text:style-name="T156">indicadores da qualidade da educação </text:span><text:span text:style-name="T153">sem que, </text:span><text:span text:style-name="T157">no entanto,</text:span><text:span text:style-name="T153"> </text:span><text:span text:style-name="T158">tais </text:span><text:span text:style-name="T159">índices</text:span><text:span text:style-name="T158"> </text:span><text:span text:style-name="T155">se </text:span><text:span text:style-name="T160">t</text:span><text:span text:style-name="T156">ransform</text:span><text:span text:style-name="T153">em</text:span><text:span text:style-name="T156"> em um fim em si mesmo</text:span><text:span text:style-name="T161">s </text:span><text:span text:style-name="T159">e</text:span><text:span text:style-name="T156"> </text:span><text:span text:style-name="T157">sirvam</text:span><text:span text:style-name="T156"> de </text:span><text:span text:style-name="T162">matéria-prima</text:span><text:span text:style-name="T156"> para publicidade.</text:span></text:p>
      <text:p text:style-name="P12"><text:span text:style-name="T163"><text:tab/></text:span><text:span text:style-name="T164">Outros fatores, além de recursos financeiros, apresentam-se como impactantes ao aprendizado, a saber:</text:span><text:span text:style-name="T165"> saúde, </text:span><text:span text:style-name="T166">realização de </text:span><text:span text:style-name="T165">deveres de casa </text:span><text:span text:style-name="T167">pelo aluno</text:span><text:span text:style-name="T165">, rotatividade de professor, renda familiar, envolvimento dos pais n</text:span><text:span text:style-name="T168">a</text:span><text:span text:style-name="T165"> aprendiza</text:span><text:span text:style-name="T168">gem</text:span><text:span text:style-name="T165"> do filho, dentre outros </text:span><text:span text:style-name="T162">elementos</text:span><text:span text:style-name="T165"> </text:span><text:span text:style-name="T161">(</text:span><text:span text:style-name="T169">SCHIEFELBEIN; </text:span><text:span text:style-name="T170">S</text:span><text:span text:style-name="T169">IMMONS,</text:span><text:span text:style-name="T146"> </text:span><text:span text:style-name="T170">1980)</text:span><text:span text:style-name="T165">.</text:span></text:p>
      <text:p text:style-name="P12"><text:span text:style-name="T165"><text:tab/></text:span><text:span text:style-name="T171">Uma pesquisa sobre os efeitos dos recursos aplicáveis à escola e </text:span><text:span text:style-name="T172">à</text:span><text:span text:style-name="T171"> performance do aluno afirma que não </text:span><text:span text:style-name="T111">há evidência </text:span><text:span text:style-name="T112">de </text:span><text:span text:style-name="T111">que a aplicação de mais recursos </text:span><text:span text:style-name="T113">na educação </text:span><text:span text:style-name="T112">resulta em melhoria na aprendizagem do aluno </text:span><text:span text:style-name="T114">(HANUSHEK, 1997). Nesse estudo o autor traz à tona </text:span><text:span text:style-name="T115">o fato de </text:span><text:span text:style-name="T114">que recursos financeiros podem ser importantes, </text:span><text:span text:style-name="T116">mas não </text:span><text:span text:style-name="T115">bastam</text:span><text:span text:style-name="T116"> para melhorar </text:span><text:span text:style-name="T117">o</text:span><text:span text:style-name="T116"> </text:span><text:span text:style-name="T115">desempenho escolar</text:span><text:span text:style-name="T116"> d</text:span><text:span text:style-name="T118">e uma pessoa</text:span><text:span text:style-name="T116">. </text:span><text:span text:style-name="T115">Questões</text:span><text:span text:style-name="T116"> como </text:span><text:span text:style-name="T114">incentivos que estimulem o aluno a obter melhores res</text:span><text:span text:style-name="T116">ultados, reconhec</text:span><text:span text:style-name="T119">imento das</text:span><text:span text:style-name="T116"> diferença</text:span><text:span text:style-name="T119">s</text:span><text:span text:style-name="T116"> entre alunos e profe</text:span><text:span text:style-name="T115">s</text:span><text:span text:style-name="T116">sores, </text:span><text:span text:style-name="T118">por exemplo</text:span><text:span text:style-name="T120">, </text:span><text:span text:style-name="T116">pode</text:span><text:span text:style-name="T119">m</text:span><text:span text:style-name="T116"> trazer </text:span><text:span text:style-name="T120">mais </text:span><text:span text:style-name="T121">benefícios</text:span><text:span text:style-name="T120"> </text:span><text:span text:style-name="T115">à educação </text:span><text:span text:style-name="T120">do que simplesmente </text:span><text:span text:style-name="T121">disponibilizar aporte </text:span><text:span text:style-name="T122">monetário</text:span><text:span text:style-name="T121"> à escola.</text:span></text:p>
      <text:p text:style-name="P12"><text:span text:style-name="T115"><text:tab/></text:span><text:span text:style-name="T123">Poder-se-ia </text:span><text:span text:style-name="T124">pensar que aument</text:span><text:span text:style-name="T118">o</text:span><text:span text:style-name="T124"> </text:span><text:span text:style-name="T118">d</text:span><text:span text:style-name="T124">o salário do professor </text:span><text:span text:style-name="T123">seria um dos elementos que melhor</text:span><text:span text:style-name="T125">ar</text:span><text:span text:style-name="T123">ia a performance do estudante, entretanto</text:span><text:span text:style-name="T124">, o estudo de Hanushek (1997) mostra que isso tem pouco, </text:span><text:span text:style-name="T118">quase</text:span><text:span text:style-name="T124"> nenhum impacto na performance do aluno. </text:span><text:span text:style-name="T126">Há situações</text:span><text:span text:style-name="T127"> </text:span><text:span text:style-name="T128">básicas</text:span><text:span text:style-name="T127"> </text:span><text:span text:style-name="T129">que pode</text:span><text:span text:style-name="T126">riam</text:span><text:span text:style-name="T129"> parecer irrel</text:span><text:span text:style-name="T130">e</text:span><text:span text:style-name="T129">vantes à aprendizagem do </text:span><text:span text:style-name="T113">estudante</text:span><text:span text:style-name="T129">, </text:span><text:span text:style-name="T126">todavia</text:span><text:span text:style-name="T130"> </text:span><text:span text:style-name="T129">não </text:span><text:span text:style-name="T117">o </text:span><text:span text:style-name="T129">são. </text:span><text:span text:style-name="T126">P</text:span><text:span text:style-name="T129">or exemplo, a influência da família, dos colegas e da própria escola, nos anos iniciais de estudos, podem impact</text:span><text:span text:style-name="T131">ar </text:span><text:span text:style-name="T129">o </text:span><text:span text:style-name="T132">desempenho </text:span><text:span text:style-name="T133">do </text:span><text:span text:style-name="T113">dicente</text:span><text:span text:style-name="T129"> </text:span><text:span text:style-name="T133">por toda a</text:span><text:span text:style-name="T130"> vida</text:span><text:span text:style-name="T129"> </text:span><text:span text:style-name="T127"><text:s/></text:span><text:span text:style-name="T114">(HANUSHEK, 1997).</text:span></text:p>
      <text:p text:style-name="P12"><text:soft-page-break/><text:span text:style-name="T124"><text:tab/></text:span><text:span text:style-name="T134">Ao longo do estudo, </text:span><text:span text:style-name="T135">Hanushek (1997) </text:span><text:span text:style-name="T134">aponta que</text:span><text:span text:style-name="T135"> </text:span><text:span text:style-name="T131">salas de aula</text:span><text:span text:style-name="T135"> com poucos alunos trazem algum resultado para crianças </text:span><text:span text:style-name="T134">que frequentam </text:span><text:span text:style-name="T135">o jardim da infância </text:span><text:span text:style-name="T134">até </text:span><text:span text:style-name="T135">a terceira série do ensino fundamental I. Depois desse período, </text:span><text:span text:style-name="T134">nota-se que</text:span><text:span text:style-name="T135"> o nível de desempenho do estudante se nivela ao dos demais alunos que estudaram em salas </text:span><text:span text:style-name="T134">com mais alunos</text:span><text:span text:style-name="T135">. </text:span></text:p>
      <text:p text:style-name="P12"><text:span text:style-name="T135"><text:tab/></text:span><text:span text:style-name="T136">Uma das conclusões do trabalho de Hanushek (1997) é que desenvolver políticas públicas padronizadas para a área da educação pode não </text:span><text:span text:style-name="T137">surtir o resultado esperado em termos de </text:span><text:span text:style-name="T136">aprendizagem. Isso </text:span><text:span text:style-name="T131">porque</text:span><text:span text:style-name="T136"> cada escola é uma entidade </text:span><text:span text:style-name="T137">única</text:span><text:span text:style-name="T136"> e requer um “olhar” específico para </text:span><text:span text:style-name="T137">sua realidade de tal modo </text:span><text:span text:style-name="T136">que se possa compreender as reais necessidades </text:span><text:span text:style-name="T137">dela</text:span><text:span text:style-name="T136">. </text:span><text:span text:style-name="T137">Quase </text:span><text:span text:style-name="T136">sempre </text:span><text:span text:style-name="T138">o recurso</text:span><text:span text:style-name="T136"> financeir</text:span><text:span text:style-name="T138">o </text:span><text:span text:style-name="T137">não é o responsável por melhorar a performance do aluno.</text:span><text:span text:style-name="T138"> </text:span></text:p>
      <text:p text:style-name="P12"><text:span text:style-name="T138"><text:tab/></text:span><text:span text:style-name="T139">O pesquisador, </text:span><text:span text:style-name="T140">finalmente,</text:span><text:span text:style-name="T139"> o</text:span><text:span text:style-name="T141">bserva que, apesar d</text:span><text:span text:style-name="T131">e os</text:span><text:span text:style-name="T141"> recursos financeiros, por si só, não serem suficientes para assegurar a aprendizagem do indivíduo, a falta de</text:span><text:span text:style-name="T137">les</text:span><text:span text:style-name="T141"> pode inviabilizar o processo educativo (HANUSHEK, 1997). </text:span><text:span text:style-name="T139">Nessa perspectiva, uma reflexão que se pode ter é que importa mais como se gasta os recursos </text:span><text:span text:style-name="T142">do </text:span><text:span text:style-name="T139">que a quantidade que </text:span><text:span text:style-name="T137">deles </text:span><text:span text:style-name="T139">se recebe.</text:span></text:p>
      <text:p text:style-name="P15"><text:span text:style-name="T231"><text:tab/></text:span><text:span text:style-name="T232">Em </text:span><text:span text:style-name="T233">contraposição</text:span><text:span text:style-name="T232"> ao estudo de Hanushek (1997), </text:span><text:span text:style-name="T231"><text:tab/></text:span><text:span text:style-name="T233">uma pesquisa sobre a relação entre gastos com a educação pública e os resultados dos alunos foi apresentad</text:span><text:span text:style-name="T234">a</text:span><text:span text:style-name="T233"> por Neely e Diebold (2016). </text:span><text:span text:style-name="T235">Esse trabalho relata que contrariamente a estudos anteriores, como o de Hanushek (1997), é possível identificar relação entre recursos investidos na educação e desempenho do aluno. </text:span><text:span text:style-name="T236">A principal ferramenta utilizada para o desenvolvimento dessa investigação foi um modelo econométrico em que </text:span><text:span text:style-name="T237">foram analisadas</text:span><text:span text:style-name="T236"> diversas variáveis ligadas à educação, tais como: quantidade de aluno</text:span><text:span text:style-name="T237">s</text:span><text:span text:style-name="T236"> em sala de aula, </text:span><text:span text:style-name="T237">formação</text:span><text:span text:style-name="T236"> do professor e gastos com </text:span><text:span text:style-name="T238">o estudante </text:span><text:span text:style-name="T237">como previsores do desempenho dos alunos.</text:span></text:p>
      <text:p text:style-name="P15"><text:span text:style-name="T235"><text:tab/></text:span><text:span text:style-name="T239">O</text:span><text:span text:style-name="T240"> ponto </text:span><text:span text:style-name="T234">chave</text:span><text:span text:style-name="T240"> desse estudo é a desagregação dos gastos públicos em subcontas de tal modo que se </text:span><text:span text:style-name="T241">busque a</text:span><text:span text:style-name="T242">valiar a</text:span><text:span text:style-name="T241"> associação de cada subconta com </text:span><text:span text:style-name="T243">aquilo que</text:span><text:span text:style-name="T242"> ela financiou, </text:span><text:span text:style-name="T244">por exemplo, analisar, especificamente, a associação entre gastos com </text:span><text:span text:style-name="T243">educação especial</text:span><text:span text:style-name="T244"> com o desempenho do estudante </text:span><text:span text:style-name="T245">que frequenta esse</text:span><text:span text:style-name="T243"> tipo de educação</text:span><text:span text:style-name="T242"> </text:span><text:span text:style-name="T235">(NEELY; DIEBOLD, 2016).</text:span></text:p>
      <text:p text:style-name="P16"><text:span text:style-name="T173"><text:tab/></text:span><text:span text:style-name="T174">Para realiz</text:span><text:span text:style-name="T175">ar essa análise estatística usou-se o modelo de “função </text:span><text:span text:style-name="T176">de </text:span><text:span text:style-name="T175">produção” </text:span><text:span text:style-name="T177">u</text:span><text:span text:style-name="T176">tilizada</text:span><text:span text:style-name="T177"> em estudos aplicados à indústria. Esse modelo descreve o resultado máximo que se pode obter a partir de uma combinação de variáveis. </text:span><text:span text:style-name="T247">A conclusão </text:span><text:span text:style-name="T248">que se obteve com a aplicação d</text:span><text:span text:style-name="T249">essa</text:span><text:span text:style-name="T248"> função foi que em vez de se analisar gastos totais com educação versus nível de aprendizagem do aluno, deve-se </text:span><text:span text:style-name="T250">desmembrar os gastos em subcontas e analisar cada </text:span><text:span text:style-name="T247">subconta</text:span><text:span text:style-name="T250"> com a sua respectiva aplicação. Nessa condição, a pesquisa </text:span><text:span text:style-name="T247">constatou que recursos financeiros podem impactar na aprendizagem do estudante, o que contraria estudos anteriores, como o </text:span><text:span text:style-name="T255">Colemam Report</text:span><text:span text:style-name="T247"> de 1966 </text:span><text:span text:style-name="T251">(HANUSHEK, 1997)</text:span><text:span text:style-name="T247"> em que se afirmava não haver correlação entre o gasto com educação e aprendizagem do aluno </text:span><text:span text:style-name="T252">(NEELY; DIEBOLD, 2016).</text:span></text:p>
      <text:p text:style-name="P12"><text:soft-page-break/><text:span text:style-name="T165"><text:tab/></text:span><text:span text:style-name="T178">Em 1966, a pedido do governo estadunidense, James Samuel Coleman e sua equipe desenvolve</text:span><text:span text:style-name="T179">ram</text:span><text:span text:style-name="T178"> um estudo sobre a igualdade de oportunidade à educação </text:span><text:span text:style-name="T179">que ficou conhecido no</text:span><text:span text:style-name="T178"> âmbito educacional como </text:span><text:span text:style-name="T256">Coleman Report</text:span><text:span text:style-name="T178"> (HANUSHEK, 2016). Esse estudo apontou alguns fatores que poderiam </text:span><text:span text:style-name="T180">afetar </text:span><text:span text:style-name="T178">o aprendizado do aluno. Dentre os fatores que </text:span><text:span text:style-name="T181">não afetar</text:span><text:span text:style-name="T182">i</text:span><text:span text:style-name="T181">am</text:span><text:span text:style-name="T178"> o desempenho do estudante, Coleman </text:span><text:span text:style-name="T182">citou os</text:span><text:span text:style-name="T178"> recursos financeiros aplicados à educação (HANUSHEK, 2016). </text:span><text:span text:style-name="T181">Por outro lado, os fatores que, na análise de Coleman, teria</text:span><text:span text:style-name="T183">m</text:span><text:span text:style-name="T181"> repercussão no aprendizado do aluno seriam: a influência da família, de colegas e a vizinhança onde o estudante reside </text:span><text:span text:style-name="T178">(HANUSHEK, 2016).</text:span></text:p>
      <text:p text:style-name="P12"><text:span text:style-name="T178"><text:tab/></text:span><text:span text:style-name="T181">Passados </text:span><text:span text:style-name="T184">meio século</text:span><text:span text:style-name="T181"> desde a publicação do </text:span><text:span text:style-name="T257">Coleman Report</text:span><text:span text:style-name="T181">, os fatores que poderiam ou não atrapalhar a aprendizagem relacionados por Coleman foram reanalisados por Hanushek (2016). </text:span><text:span text:style-name="T185">N</text:span><text:span text:style-name="T183">esse</text:span><text:span text:style-name="T185"> estudo, confirmou-se que a família continua a ter um papel importante na aprendizagem do aluno </text:span><text:span text:style-name="T186">e</text:span><text:span text:style-name="T183"> </text:span><text:span text:style-name="T185">a r</text:span><text:span text:style-name="T187">e</text:span><text:span text:style-name="T185">nda familiar não se revelou com</text:span><text:span text:style-name="T179">o</text:span><text:span text:style-name="T185"> um fator que afeta o desempenho do estudante </text:span><text:bookmark-start text:name="__DdeLink__1420_1658997439"/><text:span text:style-name="T178">(HANUSHEK, 2016).</text:span><text:bookmark-end text:name="__DdeLink__1420_1658997439"/><text:span text:style-name="T178"> </text:span><text:span text:style-name="T188">Quanto ao papel do professor na performance do discente, nota-se que a qualidade do conteúdo ministrado ao aluno e a forma como essa informação </text:span><text:span text:style-name="T187">lhe é </text:span><text:span text:style-name="T188">levada, tem impacto na aprendizagem </text:span><text:span text:style-name="T189">do estudante, </text:span><text:span text:style-name="T186">confirmando-se</text:span><text:span text:style-name="T179"> o que Coleman </text:span><text:span text:style-name="T186">já havia </text:span><text:span text:style-name="T179">destac</text:span><text:span text:style-name="T186">ado</text:span><text:span text:style-name="T179"> em seu estudo</text:span><text:span text:style-name="T189"> </text:span><text:bookmark-start text:name="__DdeLink__1422_1658997439"/><text:span text:style-name="T178">(HANUSHEK, 2016).</text:span><text:bookmark-end text:name="__DdeLink__1422_1658997439"/></text:p>
      <text:p text:style-name="P12"><text:span text:style-name="T178"><text:tab/></text:span><text:span text:style-name="T190">Com re</text:span><text:span text:style-name="T179">ferência</text:span><text:span text:style-name="T190"> à análise </text:span><text:span text:style-name="T186">de </text:span><text:span text:style-name="T190">desempenho do aluno e valor/ano investido na educação, observou uma curva n</text:span><text:span text:style-name="T191">ess</text:span><text:span text:style-name="T190">a correlação. Ou seja, até certo ponto, recursos financeiros têm impacto na aprendizagem do aluno. </text:span><text:span text:style-name="T179">A</text:span><text:span text:style-name="T190"> partir de determinado valor, a correlação se torna negativa: </text:span><text:span text:style-name="T192">mais recursos não resultam em um </text:span><text:span text:style-name="T191">maior </text:span><text:span text:style-name="T192">índice de aprendizagem. Isso, de certa forma, contrari</text:span><text:span text:style-name="T179">ou</text:span><text:span text:style-name="T192"> o </text:span><text:span text:style-name="T258">Coleman </text:span><text:span text:style-name="T259">R</text:span><text:span text:style-name="T260">eport</text:span><text:span text:style-name="T192"> que afirmava não haver </text:span><text:span text:style-name="T191">qualquer </text:span><text:span text:style-name="T192">relação entre capital e desempenho na educação </text:span><text:span text:style-name="T178">(HANUSHEK, 2016). </text:span></text:p>
      <text:p text:style-name="P12"><text:span text:style-name="T179"><text:tab/>Ao concluir a releitura do </text:span><text:span text:style-name="T261">Coleman Report</text:span><text:span text:style-name="T179">, </text:span><text:span text:style-name="T193">pecebeu-se</text:span><text:span text:style-name="T194"> que o mais importante não é o quanto se tem para investir em educação, mas como se investe o que se tem </text:span><text:span text:style-name="T178">(HANUSHEK, 2016). </text:span></text:p>
      <text:p text:style-name="P12"><text:span text:style-name="T178"><text:tab/></text:span><text:span text:style-name="T195">No Brasil, uma das </text:span><text:span text:style-name="T196">formas de </text:span><text:span text:style-name="T195">avaliaç</text:span><text:span text:style-name="T196">ão</text:span><text:span text:style-name="T195"> da qualidade do ensino se dá através do Índice de Desenvolvimento da Educação Básica – IDEB. </text:span><text:span text:style-name="T179">A curva observada na correlação descrita por Hanushek </text:span><text:span text:style-name="T191">(2016)</text:span><text:span text:style-name="T179"> também foi detectada </text:span><text:span text:style-name="T197">em </text:span><text:span text:style-name="T179">um estudo brasileiro acerca da aplicação de recursos financeiros e o resultado do IDEB</text:span><text:span text:style-name="T94"> </text:span><text:span text:style-name="T179">(DIAS; MORAES; FERRERIA, 201</text:span><text:span text:style-name="T198">5</text:span><text:span text:style-name="T179">). </text:span><text:span text:style-name="T198">Analisando </text:span><text:span text:style-name="T195">gastos públicos estaduais, por aluno, em 2013, </text:span><text:span text:style-name="T198">de</text:span><text:span text:style-name="T199"> </text:span><text:span text:style-name="T200">24</text:span><text:span text:style-name="T199"> estados brasileiros, </text:span><text:span text:style-name="T196">essa pesquisa utilizou a regressão linear e a análise envoltória de dados para analisar </text:span><text:span text:style-name="T201">se havia</text:span><text:span text:style-name="T196"> correlação direta entre gastos por aluno e</text:span><text:span text:style-name="T199"> </text:span><text:span text:style-name="T196">desempenho no IDEB . </text:span></text:p>
      <text:p text:style-name="P12"><text:span text:style-name="T196"><text:tab/></text:span><text:span text:style-name="T202">No estudo, </text:span><text:span text:style-name="T201">apurou-se</text:span><text:span text:style-name="T202"> um gasto médio anual por aluno de R$5.919,71 e um IDEB médio de 3,7. Em decorrência das análises realizadas obteve-se </text:span><text:span text:style-name="T203">um R</text:span><text:span text:style-name="T262">2</text:span><text:span text:style-name="T203"> </text:span><text:span text:style-name="T198">de</text:span><text:span text:style-name="T202"> 0,62, considerado moderado pelos autores </text:span><text:span text:style-name="T196">(DIAS; MORAES; FERREIRA, 2015). </text:span><text:span text:style-name="T253">[</text:span><text:span text:style-name="T254">R</text:span><text:span text:style-name="T253">efazer o gráfico??] </text:span><text:span text:style-name="T204">Do ápice da curva em diante, </text:span><text:soft-page-break/><text:span text:style-name="T204">a correlação se tornou negativa, mais recursos resultaram em uma nota menor no IDEB </text:span><text:span text:style-name="T196">(DIAS; MORAES; FERREIRA, 2015)</text:span><text:span text:style-name="T204">.</text:span></text:p>
      <text:p text:style-name="P12"><text:span text:style-name="T204"><text:tab/></text:span><text:span text:style-name="T205">Além da correlação descrita anteriormente, a pesquisa contou com a análise envoltória de dados – DEA. Essa análise apontou, dentre os estados investigados, São Paulo como sendo o mais eficiente na aplicação dos recurso</text:span><text:span text:style-name="T206">s</text:span><text:span text:style-name="T205"> em educação </text:span><text:span text:style-name="T207">que aplicando </text:span><text:span text:style-name="T206">R$3.993,75/aluno/ano obteve um IDEB de 4,4; </text:span><text:span text:style-name="T208">em </text:span><text:span text:style-name="T206">outro extremo, o estado menos eficiente de todos foi Roraima que investiu R$9.197,19/aluno/ano e atingiu um IDEB de 3,5 </text:span><text:span text:style-name="T246">(DIAS; MORAES; FERREIRA, 2015).</text:span><text:span text:style-name="T196"><text:tab/></text:span><text:span text:style-name="T209">Com base no resultado d</text:span><text:span text:style-name="T210">essa</text:span><text:span text:style-name="T209"> pesquisa, pode-se concluir que gastos elevados com </text:span><text:span text:style-name="T211">e</text:span><text:span text:style-name="T209">ducação não </text:span><text:span text:style-name="T203">são</text:span><text:span text:style-name="T209"> garantia de melhoria na qualidade d</text:span><text:span text:style-name="T211">o ensino</text:span><text:span text:style-name="T209">. Tal observação gera a percepção de que saber gerir o recurso público é mais relevante do que a quantidade de aporte financeiro </text:span><text:span text:style-name="T212">que se </text:span><text:span text:style-name="T213">recebe, </text:span><text:span text:style-name="T214">o que </text:span><text:span text:style-name="T203">corrobora </text:span><text:span text:style-name="T214">o artigo 37 da CF 88 </text:span><text:span text:style-name="T215">(BRASIL, 2012a)</text:span><text:span text:style-name="T214"> que estabelece o princípio da eficiência da administração pública.</text:span></text:p>
      <text:p text:style-name="P26"><text:tab/><text:span text:style-name="T274">Em um artigo apresentado por Nguyen (2016), a pesquisadora analisa os efeitos dos recursos para a educação sobre a performance dos alunos do </text:span><text:span text:style-name="T275">K-12</text:span><text:span text:style-name="T274"> (pré-primário ao final do ensino médio) do distrito estadunidense de Indiana, no período de 2007 a 2008. A revisão de literatura trazida pelo estudo apresentou diversos casos em que a aplicação de recursos financeiros na educação trouxeram impactos ao aprendizado do aluno. Houve também o relato de pesquisas que não encontraram relação entre recursos financeiros e performance do aluno (NGUYEN, 2016). Para se conduzir os estudos propostos pelo trabalho usou-se o modelo de regressão multivariada que considerou o gasto com educação como variável explicativa e o teste escolar padronizado para avaliação de desempenho do aluno como variável explicada. A pesquisadora, neste estudo, apresentou a hipótese de que gastos com educação teriam impacto sobre a aprendizagem do aluno (NGUYEN, 2016).</text:span></text:p>
      <text:p text:style-name="P26"><text:tab/><text:span text:style-name="T276">As regressões multivariadas demonstraram a existência de correlação entre gastos com educação e com o resultado do teste para avaliação do desempenho do aluno. No período de 2007, observou um R</text:span><text:span text:style-name="T277">2</text:span><text:span text:style-name="T276"> 0,434 e, para 2008, R</text:span><text:span text:style-name="T277">2 </text:span><text:span text:style-name="T276">0,38 (NGUYEN, 2016). A partir dos coeficientes de determinação obtidos nas regressões multivariadas, concluiu-se que há correlação entre os gastos com educação e o aprendizado do aluno, contrariando os resultados apresentados por Hanushek (1997; 2016).</text:span></text:p>
      <text:p text:style-name="P26"><text:tab/><text:span text:style-name="T281">Sob a ótica da eficiência, um estudo sobre os gastos com educação no ensino fundamental dos municípios do Seridó Potiguar, Rio Grande do Norte - RN, foi realizado por Santos, Carvalho e Barbosa (2016). Este estudo também enfatizou a importância da <text:s/>gestão, tal como Hanushek (2016), Nguyen (2016) e Dias, Moraes e Ferreira (2015) e reforçada pelo artigo 37 da CF 88 (BRASIL, 2012a). Através da análise de indicadores financeiros, de aparato educacional e de desempenho, foram construídos outros indicadores, denominados indicadores padronizados para se avaliar a eficiência dos gastos com educação na região delimitada pela pesquisa (SANTOS; CARVALHO; </text:span><text:soft-page-break/><text:span text:style-name="T281">BARBOSA, 2016). Dentre 21 municípios, três se sobressaíram em termos de eficiência quanto ao uso dos recursos para educação, o que se refletiu, positivamente, nos indicadores de desempenho dos alunos. Tal pesquisa, segundo os autores, revela a importância e a necessidade de se mensurar, regularmente, a eficiência do setor público na aplicação das verbas. O que não deixa de ser uma forma de instrumentalizar o artigo 37 da CF 88 (BRASIL, 2012a) que estabelece o princípio da eficiência do uso dos recursos pela administração pública. </text:span></text:p>
      <text:p text:style-name="P26"><text:tab/><text:span text:style-name="T282">Conforme já abordado por outros trabalhos citados neste referencial teórico, vários fatores podem causar impacto na aprendizagem escolar como, por exemplo: recursos financeiros, infraestrutura escolar, professor, práticas pedagógicas, envolvimento da família com a educação de seu membro (KROTH; GONÇALVES, 2016). Partindo desse pressuposto, no estudo conduzido por Kroth e Gonçalves (2016), as variáveis que podem interferir na aquisição do conhecimento foram divididas em duas dimensões: a externa e a interna. Contempla-se na dimensão interna: infraestrutura escolar, gestão e organização do trabalho escolar, nível de formação do professor, segurança no ambiente escolar, educação sexual e programa de permanência do estudante e na dimensão externa: a cor do estudante, gênero, instrução dos pais, números de irmãos do aluno, renda familiar e quantidade de horas de estudos extraclasse (KROTH; GONÇALVES, 2016).</text:span></text:p>
      <text:p text:style-name="P26"><text:tab/><text:span text:style-name="T283">Tais dimensões, interna e externa, podem repercutir em qualquer nível da educação, em especial na educação infantil que é um momento muito especial na vida da criança, um ser em formação. Por isso, é salutar que se dedique à educação infantil um aporte maior de recursos financeiros e se tenha um maior envolvimento da família com a formação da criança (KROTH; GONÇALVES, 2016). </text:span></text:p>
      <text:p text:style-name="P26"><text:span text:style-name="T283"><text:tab/>Na atualidade, o Brasil não tem apresentado um avanço qualitativo na educação, o que se evidencia através da sua posição no Programa Internacional de Avaliação de Alunos – PISA – em 2012, em que ocupou a quinquagésima oitava (58ª) posição entre sessenta e cinco (65) países (KROTH; GONÇALVES, 2016). Assim, a pesquisa em análise revela que a destinação de recursos financeiros à educação é importante e se constatou essa afirmação através de modelos econométricos que <text:s/>correlacionaram gastos com educação e desempenho escolar. <text:tab/>O estudo econométrico apresentou um coeficiente de determinação (R</text:span><text:span text:style-name="T278">2</text:span><text:span text:style-name="T284">) de 0,04. Isso talvez indique que os recursos financeiros destinados à educação sejam insuficientes para melhorá-la ou que a administração desses recursos seja mal conduzida, destinando as verbas públicas para outros fins que não a educação (KROTH; GONÇALVES, 2016). Além de subsídio monetário, o trabalho em estudo apontou que gastos sociais (assistência social, saúde e cultura) têm influência no desempenho escolar do aluno. De todas as variáveis estudadas, a participação da família na educação escolar de seus membros, conforme Kroth e Gonçalves (2016) demonstrou ser a mais </text:span><text:soft-page-break/><text:span text:style-name="T284">significativa para uma melhor performance do estudante atingindo um R</text:span><text:span text:style-name="T279">2</text:span><text:span text:style-name="T285"> 0,82. O que leva a concluir que a família é um elemento chave na formação do aluno.</text:span></text:p>
      <text:p text:style-name="P26"><text:tab/><text:span text:style-name="T286">Segundo Masino e Niño-Zarazúo (2016), o baixo nível da educação nos países em desenvolvimento é endêmico. De acordo com a pesquisa realizada pelos autores, a qualidade da educação é o que realmente importa para o desenvolvimento econômico de uma nação. Partindo-se da premissa de que a qualidade da educação é a base da evolução de um povo, analisa-se, neste trabalho, uma série de estudos sobre o que poderia impactar no aprendizado aluno. Esses estudos foram realizados em diversos países em desenvolvimento, a saber: México, Colômbia, Uganda, Quênia, Afeganistão, Bangladeche, Índia, Chile, Zâmbia, Madagascar, Malaui, El Salvador, Honduras, Nicarágua e Argentina (MASINO; NIÑO-ZARAZÚO, 2016).</text:span></text:p>
      <text:p text:style-name="P26"><text:tab/><text:span text:style-name="T287">A pesquisa resultou na “teoria das mudanças” que possui três dispositivos básicos: </text:span></text:p>
      <text:p text:style-name="P27"><text:tab/>a) dispositivos de mudanças voltados <text:span text:style-name="T288">para intervenções nas instalações da escola e formação de professores, como: adequação da infraestrutura escolar, fornecimento de materiais para auxiliar na formação do estudante, contratação de professores extras para reforçar o aprendizado do aluno e capacitação de professores. Esses dispositivos, a curto prazo, melhoram o sistema educacional e, a longo prazo, em maior nível de retenção do conhecimento pelo aluno; b) dispositivos de mudanças focados em incentivos para mudança comportamental: programa de incentivo a professores (remuneração adicional), repasses financeiros à escola, condicionados ao desempenho do aluno, oferta a alunos de bolsa de estudos em escola de alta performance e concessão de bolsas de estudo com base na meritocracia. A curto prazo, esses dispositivos reduzem o custo da oportunidade do aprendizado para o aluno e eleva a procura pela educação o que, a longo prazo, aumenta o nível cognitivo do aluno; c) dispositivos de mudança direcionados à participação ativa da comunidade na gestão escolar. Isso propicia a descentralização da administração escolar e a geração de melhores esquemas de participação da comunidade. A curto prazo, tal proposta faz com que haja mais envolvimento da comunidade com a educação dos estudantes. A longo prazo, maior apropriação do conhecimento pelo aluno (MASINO; NIÑO-ZARAZÚO, 2016). <text:tab/>A teoria apresentada revela que quando dois ou mais dispositivos, dentre os apresentados, são aplicados simultaneamente, existe uma maior probabilidade de se melhorar a qualidade da educação. Por outro lado, a adoção de somente um dispositivo, pode não ter um resultado profícuo, pois a incompletude dele deixa lacunas no processo educacional que, se não tratadas, têm o potencial de comprometer a melhoria da educação. (MASINO; NIÑO-ZARAZÚO, 2016).</text:span></text:p>
      <text:p text:style-name="P29"><text:span text:style-name="T95"><text:tab/></text:span><text:span text:style-name="T96">Pensar em gasto com educação traz à tona uma questão: o </text:span><text:span text:style-name="T97">P</text:span><text:span text:style-name="T96">rograma </text:span><text:span text:style-name="T97">B</text:span><text:span text:style-name="T96">olsa </text:span><text:span text:style-name="T97">F</text:span><text:span text:style-name="T96">amília <text:s/></text:span><text:span text:style-name="T97">(PBF)</text:span><text:span text:style-name="T96"> tem impacto no desempenho escolar? </text:span><text:span text:style-name="T98">Segundo estudo</text:span><text:span text:style-name="T97">s</text:span><text:span text:style-name="T98"> realizado</text:span><text:span text:style-name="T97">s</text:span><text:span text:style-name="T98"> por </text:span><text:bookmark-start text:name="__DdeLink__4676_1843975199"/><text:span text:style-name="T98">Felicitti e Trevisol (</text:span><text:span text:style-name="T97">2012</text:span><text:span text:style-name="T98">)</text:span><text:bookmark-end text:name="__DdeLink__4676_1843975199"/><text:span text:style-name="T98"> </text:span><text:span text:style-name="T97">no município de Videira (SC), onde foram entrevistados pais beneficiados pelo PBF e professores dos filhos desses pais, os recursos do PBF resultaram no aumento da frequência dos alunos às aulas, </text:span><text:soft-page-break/><text:span text:style-name="T97">mas não necessariamente melhorou a qualidade do aprendizado. Na percepção dos pais, seus filhos melhoraram as notas depois que a família passou a receber o dinheiro do PBF. </text:span><text:span text:style-name="T99">No entanto, o </text:span><text:span text:style-name="T97">estudo provou que </text:span><text:span text:style-name="T99">o rendimento do estudante não sofreu impactos significativos por conta do PBF. </text:span><text:span text:style-name="T100">As opiniões dos professores entrevistados em relação ao PBF são divergentes </text:span><text:span text:style-name="T101">em relação ao</text:span><text:span text:style-name="T100"> uso do dinheiro </text:span><text:span text:style-name="T101">pelas famílias</text:span><text:span text:style-name="T100"> e quanto à melhoria do aprendizado do aluno, mas são convergentes </text:span><text:span text:style-name="T101">sobre</text:span><text:span text:style-name="T100"> </text:span><text:span text:style-name="T101">o aumento da</text:span><text:span text:style-name="T100"> frequência escolar. </text:span></text:p>
      <text:p text:style-name="P29"><text:span text:style-name="T100"><text:tab/></text:span><text:span text:style-name="T102">No geral, os pesquisadores concluíram que o PBF ajuda no combate à pobreza e aumenta a presença do estudante às aulas, mas tem pouca repercussão no desempenho escolar. Entretanto, alguns professores reforçam que só o fato do aluno fazer-se presente em sala de aula já é um ganho significativo, uma vez que esse estudante</text:span><text:span text:style-name="T99">, </text:span><text:span text:style-name="T102">ainda que não se interesse pela matéria, fica </text:span><text:span text:style-name="T103">imerso num ambiente saudável e propenso ao aprendizado (</text:span><text:span text:style-name="T98">FELICITTI; TREVISOL, </text:span><text:span text:style-name="T97">2012</text:span><text:span text:style-name="T98">).</text:span></text:p>
      <text:p text:style-name="P29"><text:span text:style-name="T104"><text:tab/>Le</text:span><text:span text:style-name="T105">v</text:span><text:span text:style-name="T104">ando-se em conta o</text:span><text:span text:style-name="T106"> que se observa nos estudos avaliados até o momento, não há uma conclusão efetiva sobre </text:span><text:span text:style-name="T107">a possível relação entre</text:span><text:span text:style-name="T106"> investimento em educação e desempenho escolar. Das pesquisas avaliadas, muitas encontraram outras justificativas </text:span><text:span text:style-name="T108">para explicar o que faz o aluno aprender mais e melhor, </text:span><text:span text:style-name="T109">mas</text:span><text:span text:style-name="T108"> não conseguiram, </text:span><text:span text:style-name="T104">efetivamente, </text:span><text:span text:style-name="T107">encontrar correlação entre os aspecto</text:span><text:span text:style-name="T110">s</text:span><text:span text:style-name="T107"> financeiro e o aprendizado.</text:span></text:p>
      <text:p text:style-name="P12"><text:span text:style-name="T216"><text:tab/></text:span><text:span text:style-name="T217">Como </text:span><text:span text:style-name="T218">a possível relação entre gastos públicos com educação e desempenho escolar é um assunto</text:span><text:span text:style-name="T217"> relevante para a sociedade, </text:span><text:span text:style-name="T219">haja vista</text:span><text:span text:style-name="T218"> que dessa análise pode</text:span><text:span text:style-name="T168">m</text:span><text:span text:style-name="T218">-se </text:span><text:span text:style-name="T220">desencadear </text:span><text:span text:style-name="T221">políticas públicas </text:span><text:span text:style-name="T222">e, </text:span><text:span text:style-name="T223">por não haver</text:span><text:span text:style-name="T224"> </text:span><text:span text:style-name="T222">ainda</text:span><text:span text:style-name="T218"> </text:span><text:span text:style-name="T222">uma conclusão contu</text:span><text:span text:style-name="T224">n</text:span><text:span text:style-name="T222">dente sobre </text:span><text:span text:style-name="T220">o tema,</text:span><text:span text:style-name="T222"> </text:span><text:span text:style-name="T221">este </text:span><text:span text:style-name="T225">estudo</text:span><text:span text:style-name="T221"> </text:span><text:span text:style-name="T226">se </text:span><text:span text:style-name="T222">apresenta como um instrumento de pesquisa </text:span><text:span text:style-name="T227">para dar</text:span><text:span text:style-name="T225"> continuidade</text:span><text:span text:style-name="T222"> à investigação </text:span><text:span text:style-name="T227">sobre gasto com educação e desempenho escolar</text:span><text:span text:style-name="T228"> </text:span><text:span text:style-name="T229">para </text:span><text:span text:style-name="T228">contribuir com </text:span><text:span text:style-name="T223">novos </text:span><text:span text:style-name="T228">dados científicos </text:span><text:span text:style-name="T230">à</text:span><text:span text:style-name="T228"> comunidade</text:span><text:span text:style-name="T223">.</text:span></text:p>
      <text:p text:style-name="P28"/>
      <text:p text:style-name="P1"/>
      <text:p text:style-name="P2"><text:span text:style-name="T289">2.</text:span><text:span text:style-name="T290">2</text:span><text:span text:style-name="T289">. </text:span><text:span text:style-name="T291">FINANCIAMENTO DA EDUCAÇÃO </text:span><text:span text:style-name="T292">BRASILEIRA</text:span></text:p>
      <text:p text:style-name="P17"><text:span text:style-name="T333"><text:tab/>Cumprindo seu dever constitucional, o governo brasileiro (somando todas as esferas de governo) investe regularmente em educação o que representou, em 2013, por exemplo, cerca de 6,6% do PIB (FORQUE; PATU, 2015). Entretanto, o financiamento educacional não é responsabilidade somente da União, cada ente federado participa desse investimento com um certo percentual.</text:span><text:tab/></text:p>
      <text:p text:style-name="P4"><text:span text:style-name="T335"><text:tab/></text:span><text:span text:style-name="T336">Do valor total arrecadado para a educação, </text:span><text:span text:style-name="T337">a União é responsável por, aproximadamente, 18% </text:span><text:span text:style-name="T338">do montante,</text:span><text:span text:style-name="T337"> os </text:span><text:span text:style-name="T339">e</text:span><text:span text:style-name="T337">stados, 42%, e os </text:span><text:span text:style-name="T340">m</text:span><text:span text:style-name="T337">unicípios, 40% (SANTOMAURO; RATIER, 2009).</text:span></text:p>
      <text:p text:style-name="P5"><text:span text:style-name="T341"><text:tab/></text:span><text:span text:style-name="T342">Os </text:span><text:span text:style-name="T343">recursos </text:span><text:span text:style-name="T342">para financiar a educação vêm das seguintes fontes </text:span><text:span text:style-name="T344">(BRASIL, 2012</text:span><text:span text:style-name="T345">a</text:span><text:span text:style-name="T344">)</text:span><text:span text:style-name="T342">: </text:span></text:p>
      <text:list xml:id="list4239028515" text:style-name="L1">
        <text:list-item>
          <text:p text:style-name="P41"><text:span text:style-name="T346">R</text:span><text:span text:style-name="T347">eceita </text:span><text:span text:style-name="T343">líquida </text:span><text:span text:style-name="T347">de impostos </text:span><text:span text:style-name="T348">e de transferências</text:span><text:span text:style-name="T347">;</text:span></text:p>
        </text:list-item>
        <text:list-item>
          <text:p text:style-name="P38"><text:soft-page-break/>Fundo de Manutenção e Desenvolvimento da Educação Básica e de Valorização dos Profissionais da Educação <text:span text:style-name="T370">(</text:span>Fundeb<text:span text:style-name="T370">)</text:span>;</text:p>
        </text:list-item>
        <text:list-item>
          <text:p text:style-name="P40"><text:span text:style-name="T347">Salário </text:span><text:span text:style-name="T348">E</text:span><text:span text:style-name="T347">ducação <text:s/></text:span><text:span text:style-name="T349">e </text:span><text:span text:style-name="T348">o</text:span><text:span text:style-name="T349">utras fontes</text:span><text:span text:style-name="T344">.</text:span></text:p>
        </text:list-item>
      </text:list>
      <text:p text:style-name="P39">A seguir, cada uma dessas fontes é apresentada em maiores detalhes.</text:p>
      <text:p text:style-name="P6"><text:span text:style-name="T370"><text:tab/></text:span><text:span text:style-name="T339">Os imposto</text:span><text:span text:style-name="T350">s</text:span><text:span text:style-name="T339">, a </text:span><text:span text:style-name="T350">primeira fonte de receita,</text:span><text:span text:style-name="T334"> </text:span><text:span text:style-name="T339">são recursos captados através dos tributos </text:span><text:span text:style-name="T351">arrecadados pela União, </text:span><text:span text:style-name="T339">e</text:span><text:span text:style-name="T351">stado</text:span><text:span text:style-name="T339">s </text:span><text:span text:style-name="T351">e </text:span><text:span text:style-name="T339">m</text:span><text:span text:style-name="T351">unicípio</text:span><text:span text:style-name="T339">s. </text:span><text:span text:style-name="T352">Entend</text:span><text:span text:style-name="T353">e</text:span><text:span text:style-name="T352">-se por r</text:span><text:span text:style-name="T337">eceita líquida de impostos </text:span><text:span text:style-name="T352">a diferença entre a</text:span><text:span text:style-name="T337"> receita bruta </text:span><text:span text:style-name="T354">e</text:span><text:span text:style-name="T337"> a parcela de </text:span><text:span text:style-name="T338">tr</text:span><text:span text:style-name="T337">ansferência </text:span><text:span text:style-name="T338">d</text:span><text:span text:style-name="T337">a União </text:span><text:span text:style-name="T338">para os</text:span><text:span text:style-name="T337"> </text:span><text:span text:style-name="T338">E</text:span><text:span text:style-name="T337">stados e </text:span><text:span text:style-name="T338">desses para </text:span><text:span text:style-name="T337">os </text:span><text:span text:style-name="T339">m</text:span><text:span text:style-name="T337">unicípios </text:span><text:span text:style-name="T355">(BRA</text:span><text:span text:style-name="T344">S</text:span><text:span text:style-name="T355">IL, 2012).</text:span><text:span text:style-name="T335"> </text:span><text:span text:style-name="T356">D</text:span><text:span text:style-name="T339">esta </text:span><text:span text:style-name="T357">forma</text:span><text:span text:style-name="T356">, </text:span><text:span text:style-name="T358">segundo o artigo 212 da Constituição Federal, </text:span><text:span text:style-name="T356">a</text:span><text:span text:style-name="T359"> U</text:span><text:span text:style-name="T360">nião </text:span><text:span text:style-name="T361">é responsável por </text:span><text:span text:style-name="T354">aplicar na</text:span><text:span text:style-name="T337"> educação</text:span><text:span text:style-name="T359">, </text:span><text:span text:style-name="T335">no mínimo, 18% </text:span><text:span text:style-name="T358">dessa receita, os</text:span><text:span text:style-name="T335"> </text:span><text:span text:style-name="T360">Estados e Distrito Federal, </text:span><text:span text:style-name="T335">pelo menos 25% </text:span><text:span text:style-name="T359">e </text:span><text:span text:style-name="T339">m</text:span><text:span text:style-name="T360">unicíp</text:span><text:span text:style-name="T343">i</text:span><text:span text:style-name="T360">os, </text:span><text:span text:style-name="T358">também </text:span><text:span text:style-name="T335">não menos que 25% </text:span><text:span text:style-name="T354">(</text:span><text:span text:style-name="T362">BRASIL, </text:span><text:span text:style-name="T363">2012</text:span><text:span text:style-name="T81">a;</text:span><text:span text:style-name="T363"> </text:span><text:span text:style-name="T362">2013; </text:span><text:span text:style-name="T363">20</text:span><text:span text:style-name="T353">1</text:span><text:span text:style-name="T363">6b</text:span><text:span text:style-name="T362">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364">T</text:span><text:span text:style-name="T334">abela </text:span><text:span text:style-name="T358">1</text:span><text:span text:style-name="T334">: </text:span><text:span text:style-name="T365">Composição financeira da receita de impostos aplicada à educação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50">Fonte do Recurso</text:p>
          </table:table-cell>
          <table:table-cell table:style-name="Tabela4.A1" office:value-type="string">
            <text:p text:style-name="P51">União</text:p>
          </table:table-cell>
          <table:table-cell table:style-name="Tabela4.A1" office:value-type="string">
            <text:p text:style-name="P51">Estado</text:p>
          </table:table-cell>
          <table:table-cell table:style-name="Tabela4.D1" office:value-type="string">
            <text:p text:style-name="P51">Município</text:p>
          </table:table-cell>
        </table:table-row>
        <table:table-row>
          <table:table-cell table:style-name="Tabela4.A2" office:value-type="string">
            <text:p text:style-name="P52">Receitas Próprias</text:p>
          </table:table-cell>
          <table:table-cell table:style-name="Tabela4.A2" office:value-type="string">
            <text:p text:style-name="P30"><text:span text:style-name="T293">1</text:span><text:span text:style-name="T294">8% </text:span><text:span text:style-name="T293">sobre</text:span><text:span text:style-name="T294"> </text:span><text:span text:style-name="T295">Receita Líquida d</text:span><text:span text:style-name="T296">e impostos, </text:span><text:span text:style-name="T297">que </text:span><text:span text:style-name="T298">é </text:span><text:span text:style-name="T296">composta por: </text:span></text:p>
            <text:p text:style-name="P42">- Imposto sobre a Renda (IR), </text:p>
            <text:p text:style-name="P42">- Imposto sobre Produtos Industrializados (IPI),</text:p>
            <text:p text:style-name="P42">- Imposto Territorial Rural (ITR), </text:p>
            <text:p text:style-name="P42">- Imposto sobre Operações Financeiras (IOF),</text:p>
            <text:p text:style-name="P42">- Impostos sobre Importação (II),</text:p>
            <text:p text:style-name="P42">- Imposto sobre Exportação (IE),</text:p>
            <text:p text:style-name="P42">- Imposto sobre Grandes Fortunas (IG)</text:p>
            <text:p text:style-name="P43"/>
          </table:table-cell>
          <table:table-cell table:style-name="Tabela4.A2" office:value-type="string">
            <text:p text:style-name="P23"><text:bookmark-start text:name="__DdeLink__5401_1840718181"/><text:span text:style-name="T366">25</text:span><text:span text:style-name="T367">% </text:span><text:span text:style-name="T364">da</text:span><text:span text:style-name="T367"> </text:span><text:span text:style-name="T368">Receita Líquida d</text:span><text:span text:style-name="T364">e impostos </text:span><text:span text:style-name="T369">próprios: </text:span><text:bookmark-end text:name="__DdeLink__5401_1840718181"/></text:p>
            <text:p text:style-name="P44">Imposto sobre Operações Relativas à Circulação de Mercadorias e sobre prestação de Serviços de Transporte e Comunicação (ICMS), </text:p>
            <text:p text:style-name="P44">Imposto sobre a Propriedade de Veículos Automotores (IPVA),</text:p>
            <text:p text:style-name="P45"><text:span text:style-name="T296">Imposto T</text:span><text:span text:style-name="T299">r</text:span><text:span text:style-name="T296">ansmissão Causa Mortis e Doações de Quaisquer Bens ou Direitos (ITCDM</text:span><text:span text:style-name="T300">)</text:span></text:p>
          </table:table-cell>
          <table:table-cell table:style-name="Tabela4.D2" office:value-type="string">
            <text:p text:style-name="P24"><text:span text:style-name="T366">25</text:span><text:span text:style-name="T367">% </text:span><text:span text:style-name="T364">da</text:span><text:span text:style-name="T367"> </text:span><text:span text:style-name="T368">Receita Líquida d</text:span><text:span text:style-name="T364">e impostos </text:span><text:span text:style-name="T369">próprios: </text:span></text:p>
            <text:p text:style-name="P45"><text:span text:style-name="T301">I</text:span><text:span text:style-name="T296">mposto Predial Territorial Urbano (IPTU), </text:span></text:p>
            <text:p text:style-name="P44">Imposto sobre Serviços (ISS), </text:p>
            <text:p text:style-name="P44">Imposto sobre Transmissão de Bens Imóveis (ITBI).</text:p>
          </table:table-cell>
        </table:table-row>
        <table:table-row>
          <table:table-cell table:style-name="Tabela4.A2" office:value-type="string">
            <text:p text:style-name="P52">Transferências da União</text:p>
          </table:table-cell>
          <table:table-cell table:style-name="Tabela4.B3" office:value-type="string">
            <text:p text:style-name="P53"/>
          </table:table-cell>
          <table:table-cell table:style-name="Tabela4.A2" office:value-type="string">
            <text:p text:style-name="P30"><text:span text:style-name="T302">25</text:span><text:span text:style-name="T294">% da Receita Líquida </text:span><text:span text:style-name="T302">das Transferências recebidas da União:</text:span></text:p>
            <text:p text:style-name="P44">- Fundo de Participação dos Estados (FPE), </text:p>
            <text:p text:style-name="P44">- Impostos sobre Produtos Industrializados <text:soft-page-break/>Exportados (IPI), </text:p>
            <text:p text:style-name="P44">- Imposto de Rendas dos Servidores Estaduais (IRRF), </text:p>
            <text:p text:style-name="P44">- Imposto sobre Operações Financeiras - Ouro (IOF).</text:p>
          </table:table-cell>
          <table:table-cell table:style-name="Tabela4.D2" office:value-type="string">
            <text:p text:style-name="P30"><text:span text:style-name="T302">25</text:span><text:span text:style-name="T294">% da Receita Líquida </text:span><text:span text:style-name="T302">das Transferências recebidas da União:</text:span></text:p>
            <text:p text:style-name="P44">- Fundo de Participação dos Municípios (FPM), </text:p>
            <text:p text:style-name="P44">- Impostos sobre Produtos Industrializados <text:soft-page-break/>Exportados (IPI), </text:p>
            <text:p text:style-name="P45"><text:span text:style-name="T296">- Imposto de Rendas dos Servidores M</text:span><text:span text:style-name="T303">u</text:span><text:span text:style-name="T296">nicipais (IRRF), </text:span></text:p>
            <text:p text:style-name="P44">- Imposto sobre Operações Financeiras - ouro (IOF), </text:p>
            <text:p text:style-name="P44">- Imposto Territorial Rural (ITR).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2">Transferências do Estado</text:p>
          </table:table-cell>
          <table:table-cell table:style-name="Tabela5.B1" office:value-type="string">
            <text:p text:style-name="P54"/>
          </table:table-cell>
          <table:table-cell table:style-name="Tabela5.B1" office:value-type="string">
            <text:p text:style-name="P54"/>
          </table:table-cell>
          <table:table-cell table:style-name="Tabela5.D1" office:value-type="string">
            <text:p text:style-name="P30"><text:span text:style-name="T302">25</text:span><text:span text:style-name="T294">% da Receita Líquida </text:span><text:span text:style-name="T302">das Transferências recebidas d</text:span><text:span text:style-name="T304">o Estado</text:span><text:span text:style-name="T302">: </text:span><text:span text:style-name="T296"><text:s/></text:span></text:p>
            <text:p text:style-name="P44">- Imposto sobre Operações Relativas à Circulação de Mercadorias e sobre Prestação de Serviços de Transporte e Comunicação (ICMS), </text:p>
            <text:p text:style-name="P44">- Imposto sobre a Propriedade de Veículos Automotores (IPVA).</text:p>
          </table:table-cell>
        </table:table-row>
      </table:table>
      <text:p text:style-name="P19">Fonte: <text:span text:style-name="T371">(BRASIL, </text:span><text:span text:style-name="T372">2012</text:span><text:span text:style-name="T82">a</text:span><text:span text:style-name="T372">, </text:span><text:span text:style-name="T371">2013, </text:span><text:span text:style-name="T372">2106b</text:span><text:span text:style-name="T371">).</text:span></text:p>
      <text:p text:style-name="P20"/>
      <text:p text:style-name="P31"><text:span text:style-name="T314"><text:tab/></text:span><text:span text:style-name="T315">A segunda fonte de financiamento da educação, </text:span><text:span text:style-name="T316">o</text:span><text:span text:style-name="T317"> </text:span><text:span text:style-name="T318">Fundo de Manutenção e Desenvolvimento da Educação Básica e de Valorização do Profissionais da Educação </text:span><text:span text:style-name="T317">(</text:span><text:span text:style-name="T316">Fundeb</text:span><text:span text:style-name="T317">), </text:span><text:span text:style-name="T315">foi c</text:span><text:span text:style-name="T316">riado pela Emenda Constitucional 53/2006, regulamentado pela Lei 11.494/2007 e pelo Decreto 6.253/2007,</text:span><text:span text:style-name="T331"> </text:span><text:span text:style-name="T316">substituiu</text:span><text:span text:style-name="T332"> o </text:span><text:span text:style-name="T263">Fundo de Manutenção e Desenvolvimento do Ensino Fundamental e de Valorização do Magistério </text:span><text:span text:style-name="T264">(</text:span><text:span text:style-name="T263">Fundef</text:span><text:span text:style-name="T264">)</text:span><text:span text:style-name="T263">.</text:span></text:p>
      <text:p text:style-name="P31"><text:span text:style-name="T265"><text:tab/>O objetivo principal d</text:span><text:span text:style-name="T266">o </text:span><text:span text:style-name="T267">Fundeb</text:span><text:span text:style-name="T265"> é a elevação dos investimentos em educação e de estender s</text:span><text:span text:style-name="T268">eus recursos para a educação infantil, Ensino Médio e Educação de Jovens e Adultos </text:span><text:span text:style-name="T269">(PERNAMBUCO, 2007). </text:span></text:p>
      <text:p text:style-name="P31"><text:span text:style-name="T263"><text:tab/></text:span><text:span text:style-name="T269">Formado com recursos das três esferas d</text:span><text:span text:style-name="T270">e</text:span><text:span text:style-name="T269"> governo, em cada Estado foi criado um fundo </text:span><text:span text:style-name="T267">que</text:span><text:span text:style-name="T269"> tem o Banco do Brasil como agente financeiro. </text:span><text:span text:style-name="T271">O Fundeb </text:span><text:span text:style-name="T267">tem uma</text:span><text:span text:style-name="T271"> natureza contábil, ou seja, </text:span><text:span text:style-name="T272">seus recursos são repassados automaticamente para os Estados, Distrito Federal e </text:span><text:span text:style-name="T266">m</text:span><text:span text:style-name="T272">unic</text:span><text:span text:style-name="T266">í</text:span><text:span text:style-name="T272">pios proporcionalmente ao número de alunos matriculados </text:span><text:span text:style-name="T273">e </text:span><text:span text:style-name="T265">terá vigência de </text:span><text:span text:style-name="T267">14</text:span><text:span text:style-name="T265"> anos, </text:span><text:span text:style-name="T267">ou seja, </text:span><text:span text:style-name="T265">até 2020.</text:span></text:p>
      <text:p text:style-name="P31"><text:span text:style-name="T319"><text:tab/></text:span><text:span text:style-name="T320">A União provê </text:span><text:span text:style-name="T321">ao Fundeb </text:span><text:span text:style-name="T320">uma</text:span><text:span text:style-name="T322"> </text:span><text:span text:style-name="T319">complementa</text:span><text:span text:style-name="T321">ção d</text:span><text:span text:style-name="T323">e</text:span><text:span text:style-name="T319"> valor </text:span><text:span text:style-name="T324">sempre que</text:span><text:span text:style-name="T325"> </text:span><text:span text:style-name="T319">Distrito Federal </text:span><text:span text:style-name="T320">e</text:span><text:span text:style-name="T319"> Estado </text:span><text:span text:style-name="T325">não consegu</text:span><text:span text:style-name="T326">ir</text:span><text:span text:style-name="T324">em</text:span><text:span text:style-name="T325"> destinar </text:span><text:span text:style-name="T324">o </text:span><text:span text:style-name="T319">mínimo por aluno definido nacionalmente. </text:span><text:span text:style-name="T326">Além dessa </text:span><text:span text:style-name="T320">complementação, </text:span><text:span text:style-name="T319">a partir do quarto ano de vigência do Fu</text:span><text:span text:style-name="T320">ndeb,</text:span><text:span text:style-name="T319"> </text:span><text:span text:style-name="T320">a União passou a contribu</text:span><text:span text:style-name="T323">i</text:span><text:span text:style-name="T320">r com </text:span><text:span text:style-name="T327">o equivalente a </text:span><text:span text:style-name="T326">10%</text:span><text:span text:style-name="T319"> do total dos recursos destinados </text:span><text:span text:style-name="T327">pelos estados e municípios </text:span><text:span text:style-name="T319">ao Fundo </text:span><text:span text:style-name="T325">(BRASIL, 201</text:span><text:span text:style-name="T328">0</text:span><text:span text:style-name="T325">).</text:span></text:p>
      <text:p text:style-name="P22"/>
      <text:p text:style-name="P32"><text:span text:style-name="T325">T</text:span><text:span text:style-name="T313">abela </text:span><text:span text:style-name="T329">2</text:span><text:span text:style-name="T313">: </text:span><text:span text:style-name="T330">Composição financeira do Fundeb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55">União</text:p>
          </table:table-cell>
          <table:table-cell table:style-name="Tabela6.A1" office:value-type="string">
            <text:p text:style-name="P55">Estado</text:p>
          </table:table-cell>
          <table:table-cell table:style-name="Tabela6.C1" office:value-type="string">
            <text:p text:style-name="P55">Município</text:p>
          </table:table-cell>
        </table:table-row>
        <table:table-row>
          <table:table-cell table:style-name="Tabela6.A2" office:value-type="string">
            <text:p text:style-name="P30"><text:span text:style-name="T305">10%</text:span><text:span text:style-name="T296"> </text:span><text:span text:style-name="T306">sobre: </text:span></text:p>
            <text:p text:style-name="P30"><text:span text:style-name="T306">- o total de</text:span><text:span text:style-name="T296"> recursos destinados </text:span><text:span text:style-name="T307">pelos </text:span><text:soft-page-break/><text:span text:style-name="T307">estados e municípios </text:span><text:span text:style-name="T296">ao Fundo </text:span><text:span text:style-name="T308">(BRASIL, 201</text:span><text:span text:style-name="T309">0</text:span><text:span text:style-name="T308">).</text:span></text:p>
          </table:table-cell>
          <table:table-cell table:style-name="Tabela6.A2" office:value-type="string">
            <text:p text:style-name="P25">20% sobre: </text:p>
            <text:p text:style-name="P30"><text:span text:style-name="T310">- </text:span><text:span text:style-name="T311">Imposto sobre Transmissão causa </text:span><text:soft-page-break/><text:span text:style-name="T311">mortis e doação de quaisquer bens e direitos </text:span><text:span text:style-name="T312">(ITCD)</text:span><text:span text:style-name="T311">;</text:span></text:p>
            <text:p text:style-name="P30"><text:span text:style-name="T311">- </text:span><text:span text:style-name="T27">Imposto sobre operações relativas à circulação de mercadorias e sobre prestações de serviços de transporte interestadual e intermunicipal e de comunicação </text:span><text:span text:style-name="T28">(ICMS)</text:span><text:span text:style-name="T27">,</text:span></text:p>
            <text:p text:style-name="P30"><text:span text:style-name="T27">- Imposto sobre </text:span><text:span text:style-name="T29">Propriedade de veículos automotores </text:span><text:span text:style-name="T28">(IPVA),</text:span></text:p>
            <text:p text:style-name="P33">- Fundo de Participação do Estado (FPE),</text:p>
            <text:p text:style-name="P30"><text:span text:style-name="T28">- Desoneração </text:span><text:span text:style-name="T30">ICMS </text:span><text:span text:style-name="T31">(LC 87/96)</text:span><text:span text:style-name="T28">,</text:span></text:p>
            <text:p text:style-name="P30"><text:span text:style-name="T28">- Cota-parte do </text:span><text:span text:style-name="T32">Imposto sobre Produto Industrializado (</text:span><text:span text:style-name="T28">IPI</text:span><text:span text:style-name="T32">)</text:span><text:span text:style-name="T28"> Exportação </text:span></text:p>
            <text:list xml:id="list934614294" text:style-name="L3">
              <text:list-header>
                <text:p text:style-name="P46">(BRASIL, 2010).</text:p>
              </text:list-header>
            </text:list>
          </table:table-cell>
          <table:table-cell table:style-name="Tabela6.C2" office:value-type="string">
            <text:p text:style-name="P34">20% sobre: </text:p>
            <text:p text:style-name="P30"><text:span text:style-name="T33">- </text:span><text:span text:style-name="T34">I</text:span><text:span text:style-name="T35">mposto da União sobre a </text:span><text:soft-page-break/><text:span text:style-name="T35">propriedade territorial rural </text:span><text:span text:style-name="T36">(ITR)</text:span><text:span text:style-name="T35">, - </text:span><text:span text:style-name="T36">Cota-parte do </text:span><text:span text:style-name="T34">I</text:span><text:span text:style-name="T35">mposto do Estado sobre a propriedade de veículos automotores </text:span><text:span text:style-name="T36">(IPVA),</text:span></text:p>
            <text:p text:style-name="P30"><text:span text:style-name="T36">- Cota-parte do </text:span><text:span text:style-name="T37">I</text:span><text:span text:style-name="T38">mposto do Estado sobre operações relativas à circulação de mercadorias e sobre prestações de serviços de transporte interestadual e intermunicipal e de comunicação </text:span><text:span text:style-name="T36">(ICMS)</text:span><text:span text:style-name="T39">,</text:span></text:p>
            <text:p text:style-name="P30"><text:span text:style-name="T39">- Fundo</text:span><text:span text:style-name="T36"> de Participação dos Municípios (FPM),</text:span></text:p>
            <text:p text:style-name="P30"><text:span text:style-name="T36">- Cota</text:span><text:span text:style-name="T40">-parte do Imposto sobre Produto Industrializado (IPI) </text:span><text:span text:style-name="T32">Exportação</text:span><text:span text:style-name="T40">,</text:span></text:p>
            <text:p text:style-name="P30"><text:span text:style-name="T40">- Desoneração ICMS </text:span><text:span text:style-name="T31">(LC 87/96) </text:span><text:span text:style-name="T41">(BRASIL, 2010).</text:span></text:p>
          </table:table-cell>
        </table:table-row>
      </table:table>
      <text:p text:style-name="P8"/>
      <text:p text:style-name="P21"><text:tab/><text:span text:style-name="T373">Por fim, o Salário Educação, terceira fonte de financiamento, foi instituído por lei em 1964. É uma contribuição social destinada ao financiamento da educação básica e educação especial, públicas. Essa contribuição é constitucional, de acordo com o art. 212, </text:span><text:span text:style-name="T374">§</text:span><text:span text:style-name="T375">5</text:span><text:span text:style-name="T280">o</text:span><text:span text:style-name="T375"> da CF e regulamentada pelas leis nº 9.494/96, 9.766/98, Decreto nº 6003/2006 e Lei 11.457/2007. Ele</text:span><text:span text:style-name="T50"> </text:span><text:span text:style-name="T51">é responsável por, aproximadamente, 20% do </text:span><text:span text:style-name="T52">montante</text:span><text:span text:style-name="T51"> </text:span><text:span text:style-name="T52">arreca</text:span><text:span text:style-name="T53">da</text:span><text:span text:style-name="T52">do para a </text:span><text:span text:style-name="T51">educação </text:span><text:bookmark-start text:name="__DdeLink__669_18073496241"/><text:span text:style-name="T54">(SANTOMAURO; RATIER, 2009).</text:span><text:bookmark-end text:name="__DdeLink__669_18073496241"/><text:span text:style-name="T54"> </text:span></text:p>
      <text:p text:style-name="P21"><text:tab/><text:span text:style-name="T376">Tal fonte de financiamento da educação básica é constituída por 2,5% sobre o valor da folha de pagamento das empresas aos seus empregados segurados pelo Instituto Nacional de Seguro Social (INSS). Recolhe o Salário Educação toda empresa pública ou privada vinculada ao regime do INSS (BRASIL, 2012b)</text:span></text:p>
      <text:p text:style-name="P35"><text:span text:style-name="T49"><text:tab/></text:span><text:span text:style-name="T42">Do montante </text:span><text:span text:style-name="T43">arrecadado</text:span><text:span text:style-name="T42"> pelo </text:span><text:span text:style-name="T43">S</text:span><text:span text:style-name="T42">alário </text:span><text:span text:style-name="T43">E</text:span><text:span text:style-name="T42">ducação, 1% é destinado ao Instituto Nacional do Seguro Social </text:span><text:span text:style-name="T44">(</text:span><text:span text:style-name="T42">INSS</text:span><text:span text:style-name="T44">)</text:span><text:span text:style-name="T42">. Após dedução d</text:span><text:span text:style-name="T43">e 1% do </text:span><text:span text:style-name="T42">INSS, dez por cento (10%) </text:span><text:span text:style-name="T45">é destinado à</text:span><text:span text:style-name="T42"> </text:span><text:span text:style-name="T46">União</text:span><text:span text:style-name="T42"> e 90% </text:span><text:span text:style-name="T47">é</text:span><text:span text:style-name="T42"> dividido em três partes iguais: </text:span><text:span text:style-name="T48">u</text:span><text:span text:style-name="T42">m terço (1/3) para o </text:span><text:span text:style-name="T43">G</text:span><text:span text:style-name="T42">overno </text:span><text:span text:style-name="T43">F</text:span><text:span text:style-name="T42">ederal e dois terços (2/3) são </text:span><text:span text:style-name="T45">divididos</text:span><text:span text:style-name="T42"> entre o</text:span><text:span text:style-name="T45">s</text:span><text:span text:style-name="T42"> </text:span><text:span text:style-name="T45">e</text:span><text:span text:style-name="T42">stado</text:span><text:span text:style-name="T45">s</text:span><text:span text:style-name="T42"> e o</text:span><text:span text:style-name="T45">s</text:span><text:span text:style-name="T42"> </text:span><text:span text:style-name="T45">m</text:span><text:span text:style-name="T42">unicípio</text:span><text:span text:style-name="T45">s</text:span><text:span text:style-name="T42">, </text:span><text:span text:style-name="T43">com base n</text:span><text:span text:style-name="T42">o número de alunos matriculados no ano anterior com base no Censo Escolar (BRASIL, 2016).</text:span></text:p>
      <text:p text:style-name="P3"><text:span text:style-name="T2"><text:tab/></text:span><text:span text:style-name="T11">A partir dessas três fontes de financiamento (impostos, Fundeb e Salário Educação), e</text:span><text:span text:style-name="T12">m 2013, o Brasil investiu </text:span><text:span text:style-name="T13">6,6</text:span><text:span text:style-name="T12">% do Produto Interno Bruto (PIB) em educação (</text:span><text:span text:style-name="T14">BLUME, 2016</text:span><text:span text:style-name="T12">), </text:span><text:span text:style-name="T15">o que equivale a aproximadamente </text:span><text:span text:style-name="T22">R$</text:span><text:span text:style-name="T23">320 bilhões </text:span><text:span text:style-name="T24">(BRASIL, 2014), </text:span><text:span text:style-name="T25">resultando em R$6.203,</text:span><text:span text:style-name="T26">00</text:span><text:span text:style-name="T25"> por aluno/ano da rede pública de educação</text:span><text:span text:style-name="T16">. </text:span><text:span text:style-name="T17">O</text:span><text:span text:style-name="T16"> montante </text:span><text:span text:style-name="T17">total destinado à educação</text:span><text:span text:style-name="T16">, d</text:span><text:span text:style-name="T18">e acordo com a LDB, art. 70, </text:span><text:span text:style-name="T19">deve ser aplicado </text:span><text:span text:style-name="T16">nas seguintes </text:span><text:span text:style-name="T19">atividades:</text:span></text:p>
      <text:p text:style-name="P47">I – remuneração e aperfeiçoamento do pessoal docente e demais proﬁssionais da educação; </text:p>
      <text:p text:style-name="P47">II – aquisição, manutenção, construção e conservação de instalações e equipamentos necessários ao ensino; </text:p>
      <text:p text:style-name="P47">III – uso e manutenção de bens e serviços vinculados ao ensino; </text:p>
      <text:p text:style-name="P47">IV – levantamentos estatísticos, estudos e pesquisas visando precipuamente ao aprimoramento da qualidade e à expansão do ensino; </text:p>
      <text:p text:style-name="P47">V – realização de atividades-meio necessárias ao funcionamento dos sistemas de ensino; </text:p>
      <text:p text:style-name="P47">VI – concessão de bolsas de estudo a alunos de escolas públicas e privadas; </text:p>
      <text:p text:style-name="P47"><text:soft-page-break/>VII – amortização e custeio de operações de crédito destinadas a atender ao disposto nos incisos deste artigo; </text:p>
      <text:p text:style-name="P49"><text:span text:style-name="T1">VIII – aquisição de material didático-escolar e manutenção de programas de transporte escolar. </text:span><text:span text:style-name="T20">(BRASIL, 2016b, Art. 70, </text:span><text:span text:style-name="T21">p. 21</text:span><text:span text:style-name="T20">)</text:span></text:p>
      <text:p text:style-name="P48"/>
      <text:p text:style-name="P3"><text:span text:style-name="T2"><text:tab/>Estima-se que 60% </text:span><text:span text:style-name="T3">da verba</text:span><text:span text:style-name="T2"> </text:span><text:span text:style-name="T4">para educação </text:span><text:span text:style-name="T5">seja</text:span><text:span text:style-name="T2"> destinad</text:span><text:span text:style-name="T6">a</text:span><text:span text:style-name="T2"> a</text:span><text:span text:style-name="T7">o</text:span><text:span text:style-name="T2"> pagamento de professores, gestores e demais funcionários da</text:span><text:span text:style-name="T8">s</text:span><text:span text:style-name="T2"> escola</text:span><text:span text:style-name="T8">s e secretarias</text:span><text:span text:style-name="T2">. </text:span><text:span text:style-name="T8">Do restante, </text:span><text:span text:style-name="T2">27%</text:span><text:span text:style-name="T5"> </text:span><text:span text:style-name="T8">é</text:span><text:span text:style-name="T2"> dedicado à manutenção e ao funcionamento da</text:span><text:span text:style-name="T8">s</text:span><text:span text:style-name="T2"> instituiç</text:span><text:span text:style-name="T8">ões;</text:span><text:span text:style-name="T2"> 6,6% é usado para conservação, reforma e construção de novas unidades escolares; 6%</text:span><text:span text:style-name="T5"> </text:span><text:span text:style-name="T8">é</text:span><text:span text:style-name="T2"> revertido para encargos socia</text:span><text:span text:style-name="T9">i</text:span><text:span text:style-name="T2">s e 0,4%</text:span><text:span text:style-name="T5"> </text:span><text:span text:style-name="T8">é </text:span><text:span text:style-name="T2">aplicado na área de pesquisa e desenvolvimento </text:span><text:span text:style-name="T10">(SANTOMAURO; RATIER, 2009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56:51.860842296</meta:creation-date>
    <meta:generator>LibreOffice/5.3.3.2$Linux_X86_64 LibreOffice_project/3d9a8b4b4e538a85e0782bd6c2d430bafe583448</meta:generator>
    <dc:date>2017-06-20T09:58:02.603657014</dc:date>
    <meta:editing-duration>PT1M12S</meta:editing-duration>
    <meta:editing-cycles>1</meta:editing-cycles>
    <meta:document-statistic meta:table-count="3" meta:image-count="0" meta:object-count="0" meta:page-count="12" meta:paragraph-count="126" meta:word-count="4734" meta:character-count="30974" meta:non-whitespace-character-count="26247"/>
  </office:meta>
</office:document-meta>
</file>